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57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"us-al-au.html"</text:p>
          </table:table-cell>
          <table:table-cell office:value-type="string" calcext:value-type="string">
            <text:p>Autauga County</text:p>
          </table:table-cell>
        </table:table-row>
        <table:table-row table:style-name="ro1">
          <table:table-cell office:value-type="string" calcext:value-type="string">
            <text:p>"us-al-ba.html"</text:p>
          </table:table-cell>
          <table:table-cell office:value-type="string" calcext:value-type="string">
            <text:p>Baldwin County</text:p>
          </table:table-cell>
        </table:table-row>
        <table:table-row table:style-name="ro1">
          <table:table-cell office:value-type="string" calcext:value-type="string">
            <text:p>"us-al-bb.html"</text:p>
          </table:table-cell>
          <table:table-cell office:value-type="string" calcext:value-type="string">
            <text:p>Bibb County</text:p>
          </table:table-cell>
        </table:table-row>
        <table:table-row table:style-name="ro1">
          <table:table-cell office:value-type="string" calcext:value-type="string">
            <text:p>"us-al-bl.html"</text:p>
          </table:table-cell>
          <table:table-cell office:value-type="string" calcext:value-type="string">
            <text:p>Blount County</text:p>
          </table:table-cell>
        </table:table-row>
        <table:table-row table:style-name="ro1">
          <table:table-cell office:value-type="string" calcext:value-type="string">
            <text:p>"us-al-br.html"</text:p>
          </table:table-cell>
          <table:table-cell office:value-type="string" calcext:value-type="string">
            <text:p>Barbour County</text:p>
          </table:table-cell>
        </table:table-row>
        <table:table-row table:style-name="ro1">
          <table:table-cell office:value-type="string" calcext:value-type="string">
            <text:p>"us-al-bt.html"</text:p>
          </table:table-cell>
          <table:table-cell office:value-type="string" calcext:value-type="string">
            <text:p>Butler County</text:p>
          </table:table-cell>
        </table:table-row>
        <table:table-row table:style-name="ro1">
          <table:table-cell office:value-type="string" calcext:value-type="string">
            <text:p>"us-al-bu.html"</text:p>
          </table:table-cell>
          <table:table-cell office:value-type="string" calcext:value-type="string">
            <text:p>Bullock County</text:p>
          </table:table-cell>
        </table:table-row>
        <table:table-row table:style-name="ro1">
          <table:table-cell office:value-type="string" calcext:value-type="string">
            <text:p>"us-al-ca.html"</text:p>
          </table:table-cell>
          <table:table-cell office:value-type="string" calcext:value-type="string">
            <text:p>Chambers County</text:p>
          </table:table-cell>
        </table:table-row>
        <table:table-row table:style-name="ro1">
          <table:table-cell office:value-type="string" calcext:value-type="string">
            <text:p>"us-al-cb.html"</text:p>
          </table:table-cell>
          <table:table-cell office:value-type="string" calcext:value-type="string">
            <text:p>Colbert County</text:p>
          </table:table-cell>
        </table:table-row>
        <table:table-row table:style-name="ro1">
          <table:table-cell office:value-type="string" calcext:value-type="string">
            <text:p>"us-al-cc.html"</text:p>
          </table:table-cell>
          <table:table-cell office:value-type="string" calcext:value-type="string">
            <text:p>Cleburne County</text:p>
          </table:table-cell>
        </table:table-row>
        <table:table-row table:style-name="ro1">
          <table:table-cell office:value-type="string" calcext:value-type="string">
            <text:p>"us-al-cf.html"</text:p>
          </table:table-cell>
          <table:table-cell office:value-type="string" calcext:value-type="string">
            <text:p>Coffee County</text:p>
          </table:table-cell>
        </table:table-row>
        <table:table-row table:style-name="ro1">
          <table:table-cell office:value-type="string" calcext:value-type="string">
            <text:p>"us-al-ch.html"</text:p>
          </table:table-cell>
          <table:table-cell office:value-type="string" calcext:value-type="string">
            <text:p>Cherokee County</text:p>
          </table:table-cell>
        </table:table-row>
        <table:table-row table:style-name="ro1">
          <table:table-cell office:value-type="string" calcext:value-type="string">
            <text:p>"us-al-ck.html"</text:p>
          </table:table-cell>
          <table:table-cell office:value-type="string" calcext:value-type="string">
            <text:p>Clarke County</text:p>
          </table:table-cell>
        </table:table-row>
        <table:table-row table:style-name="ro1">
          <table:table-cell office:value-type="string" calcext:value-type="string">
            <text:p>"us-al-cn.html"</text:p>
          </table:table-cell>
          <table:table-cell office:value-type="string" calcext:value-type="string">
            <text:p>Calhoun County</text:p>
          </table:table-cell>
        </table:table-row>
        <table:table-row table:style-name="ro1">
          <table:table-cell office:value-type="string" calcext:value-type="string">
            <text:p>"us-al-cr.html"</text:p>
          </table:table-cell>
          <table:table-cell office:value-type="string" calcext:value-type="string">
            <text:p>Crenshaw County</text:p>
          </table:table-cell>
        </table:table-row>
        <table:table-row table:style-name="ro1">
          <table:table-cell office:value-type="string" calcext:value-type="string">
            <text:p>"us-al-ct.html"</text:p>
          </table:table-cell>
          <table:table-cell office:value-type="string" calcext:value-type="string">
            <text:p>Chilton County</text:p>
          </table:table-cell>
        </table:table-row>
        <table:table-row table:style-name="ro1">
          <table:table-cell office:value-type="string" calcext:value-type="string">
            <text:p>"us-al-cu.html"</text:p>
          </table:table-cell>
          <table:table-cell office:value-type="string" calcext:value-type="string">
            <text:p>Cullman County</text:p>
          </table:table-cell>
        </table:table-row>
        <table:table-row table:style-name="ro1">
          <table:table-cell office:value-type="string" calcext:value-type="string">
            <text:p>"us-al-cv.html"</text:p>
          </table:table-cell>
          <table:table-cell office:value-type="string" calcext:value-type="string">
            <text:p>Covington County</text:p>
          </table:table-cell>
        </table:table-row>
        <table:table-row table:style-name="ro1">
          <table:table-cell office:value-type="string" calcext:value-type="string">
            <text:p>"us-al-cw.html"</text:p>
          </table:table-cell>
          <table:table-cell office:value-type="string" calcext:value-type="string">
            <text:p>Choctaw County</text:p>
          </table:table-cell>
        </table:table-row>
        <table:table-row table:style-name="ro1">
          <table:table-cell office:value-type="string" calcext:value-type="string">
            <text:p>"us-al-da.html"</text:p>
          </table:table-cell>
          <table:table-cell office:value-type="string" calcext:value-type="string">
            <text:p>Dale County</text:p>
          </table:table-cell>
        </table:table-row>
        <table:table-row table:style-name="ro1">
          <table:table-cell office:value-type="string" calcext:value-type="string">
            <text:p>"us-al-dk.html"</text:p>
          </table:table-cell>
          <table:table-cell office:value-type="string" calcext:value-type="string">
            <text:p>DeKalb County</text:p>
          </table:table-cell>
        </table:table-row>
        <table:table-row table:style-name="ro1">
          <table:table-cell office:value-type="string" calcext:value-type="string">
            <text:p>"us-al-dl.html"</text:p>
          </table:table-cell>
          <table:table-cell office:value-type="string" calcext:value-type="string">
            <text:p>Dallas County</text:p>
          </table:table-cell>
        </table:table-row>
        <table:table-row table:style-name="ro1">
          <table:table-cell office:value-type="string" calcext:value-type="string">
            <text:p>"us-al-el.html"</text:p>
          </table:table-cell>
          <table:table-cell office:value-type="string" calcext:value-type="string">
            <text:p>Elmore County</text:p>
          </table:table-cell>
        </table:table-row>
        <table:table-row table:style-name="ro1">
          <table:table-cell office:value-type="string" calcext:value-type="string">
            <text:p>"us-al-es.html"</text:p>
          </table:table-cell>
          <table:table-cell office:value-type="string" calcext:value-type="string">
            <text:p>Escambia County</text:p>
          </table:table-cell>
        </table:table-row>
        <table:table-row table:style-name="ro1">
          <table:table-cell office:value-type="string" calcext:value-type="string">
            <text:p>"us-al-et.html"</text:p>
          </table:table-cell>
          <table:table-cell office:value-type="string" calcext:value-type="string">
            <text:p>Etowah County</text:p>
          </table:table-cell>
        </table:table-row>
        <table:table-row table:style-name="ro1">
          <table:table-cell office:value-type="string" calcext:value-type="string">
            <text:p>"us-al-fa.html"</text:p>
          </table:table-cell>
          <table:table-cell office:value-type="string" calcext:value-type="string">
            <text:p>Fayette County</text:p>
          </table:table-cell>
        </table:table-row>
        <table:table-row table:style-name="ro1">
          <table:table-cell office:value-type="string" calcext:value-type="string">
            <text:p>"us-al-fr.html"</text:p>
          </table:table-cell>
          <table:table-cell office:value-type="string" calcext:value-type="string">
            <text:p>Franklin County</text:p>
          </table:table-cell>
        </table:table-row>
        <table:table-row table:style-name="ro1">
          <table:table-cell office:value-type="string" calcext:value-type="string">
            <text:p>"us-al-gd.html"</text:p>
          </table:table-cell>
          <table:table-cell office:value-type="string" calcext:value-type="string">
            <text:p>Gadsden</text:p>
          </table:table-cell>
        </table:table-row>
        <table:table-row table:style-name="ro1">
          <table:table-cell office:value-type="string" calcext:value-type="string">
            <text:p>"us-al-ge.html"</text:p>
          </table:table-cell>
          <table:table-cell office:value-type="string" calcext:value-type="string">
            <text:p>Geneva County</text:p>
          </table:table-cell>
        </table:table-row>
        <table:table-row table:style-name="ro1">
          <table:table-cell office:value-type="string" calcext:value-type="string">
            <text:p>"us-al-ha.html"</text:p>
          </table:table-cell>
          <table:table-cell office:value-type="string" calcext:value-type="string">
            <text:p>Hale County</text:p>
          </table:table-cell>
        </table:table-row>
        <table:table-row table:style-name="ro1">
          <table:table-cell office:value-type="string" calcext:value-type="string">
            <text:p>"us-al-he.html"</text:p>
          </table:table-cell>
          <table:table-cell office:value-type="string" calcext:value-type="string">
            <text:p>Henry County</text:p>
          </table:table-cell>
        </table:table-row>
        <table:table-row table:style-name="ro1">
          <table:table-cell office:value-type="string" calcext:value-type="string">
            <text:p>"us-al-ho.html"</text:p>
          </table:table-cell>
          <table:table-cell office:value-type="string" calcext:value-type="string">
            <text:p>Houston County</text:p>
          </table:table-cell>
        </table:table-row>
        <table:table-row table:style-name="ro1">
          <table:table-cell office:value-type="string" calcext:value-type="string">
            <text:p>"us-al-ja.html"</text:p>
          </table:table-cell>
          <table:table-cell office:value-type="string" calcext:value-type="string">
            <text:p>Jackson County</text:p>
          </table:table-cell>
        </table:table-row>
        <table:table-row table:style-name="ro1">
          <table:table-cell office:value-type="string" calcext:value-type="string">
            <text:p>"us-al-je.html"</text:p>
          </table:table-cell>
          <table:table-cell office:value-type="string" calcext:value-type="string">
            <text:p>Jefferson County</text:p>
          </table:table-cell>
        </table:table-row>
        <table:table-row table:style-name="ro1">
          <table:table-cell office:value-type="string" calcext:value-type="string">
            <text:p>"us-al-ld.html"</text:p>
          </table:table-cell>
          <table:table-cell office:value-type="string" calcext:value-type="string">
            <text:p>Lauderdale County</text:p>
          </table:table-cell>
        </table:table-row>
        <table:table-row table:style-name="ro1">
          <table:table-cell office:value-type="string" calcext:value-type="string">
            <text:p>"us-al-le.html"</text:p>
          </table:table-cell>
          <table:table-cell office:value-type="string" calcext:value-type="string">
            <text:p>Lee County</text:p>
          </table:table-cell>
        </table:table-row>
        <table:table-row table:style-name="ro1">
          <table:table-cell office:value-type="string" calcext:value-type="string">
            <text:p>"us-al-li.html"</text:p>
          </table:table-cell>
          <table:table-cell office:value-type="string" calcext:value-type="string">
            <text:p>Limestone County</text:p>
          </table:table-cell>
        </table:table-row>
        <table:table-row table:style-name="ro1">
          <table:table-cell office:value-type="string" calcext:value-type="string">
            <text:p>"us-al-lr.html"</text:p>
          </table:table-cell>
          <table:table-cell office:value-type="string" calcext:value-type="string">
            <text:p>Lawrence County</text:p>
          </table:table-cell>
        </table:table-row>
        <table:table-row table:style-name="ro1">
          <table:table-cell office:value-type="string" calcext:value-type="string">
            <text:p>"us-al-ma.html"</text:p>
          </table:table-cell>
          <table:table-cell office:value-type="string" calcext:value-type="string">
            <text:p>Macon County</text:p>
          </table:table-cell>
        </table:table-row>
        <table:table-row table:style-name="ro1">
          <table:table-cell office:value-type="string" calcext:value-type="string">
            <text:p>"us-al-mb.html"</text:p>
          </table:table-cell>
          <table:table-cell office:value-type="string" calcext:value-type="string">
            <text:p>Mobile County</text:p>
          </table:table-cell>
        </table:table-row>
        <table:table-row table:style-name="ro1">
          <table:table-cell office:value-type="string" calcext:value-type="string">
            <text:p>"us-al-md.html"</text:p>
          </table:table-cell>
          <table:table-cell office:value-type="string" calcext:value-type="string">
            <text:p>Madison County</text:p>
          </table:table-cell>
        </table:table-row>
        <table:table-row table:style-name="ro1">
          <table:table-cell office:value-type="string" calcext:value-type="string">
            <text:p>"us-al-ml.html"</text:p>
          </table:table-cell>
          <table:table-cell office:value-type="string" calcext:value-type="string">
            <text:p>Marshall County</text:p>
          </table:table-cell>
        </table:table-row>
        <table:table-row table:style-name="ro1">
          <table:table-cell office:value-type="string" calcext:value-type="string">
            <text:p>"us-al-mm.html"</text:p>
          </table:table-cell>
          <table:table-cell office:value-type="string" calcext:value-type="string">
            <text:p>Montgomery</text:p>
          </table:table-cell>
        </table:table-row>
        <table:table-row table:style-name="ro1">
          <table:table-cell office:value-type="string" calcext:value-type="string">
            <text:p>"us-al-mn.html"</text:p>
          </table:table-cell>
          <table:table-cell office:value-type="string" calcext:value-type="string">
            <text:p>Morgan County</text:p>
          </table:table-cell>
        </table:table-row>
        <table:table-row table:style-name="ro1">
          <table:table-cell office:value-type="string" calcext:value-type="string">
            <text:p>"us-al-mo.html"</text:p>
          </table:table-cell>
          <table:table-cell office:value-type="string" calcext:value-type="string">
            <text:p>Monroe County</text:p>
          </table:table-cell>
        </table:table-row>
        <table:table-row table:style-name="ro1">
          <table:table-cell office:value-type="string" calcext:value-type="string">
            <text:p>"us-al-mr.html"</text:p>
          </table:table-cell>
          <table:table-cell office:value-type="string" calcext:value-type="string">
            <text:p>Marion County</text:p>
          </table:table-cell>
        </table:table-row>
        <table:table-row table:style-name="ro1">
          <table:table-cell office:value-type="string" calcext:value-type="string">
            <text:p>"us-al-my.html"</text:p>
          </table:table-cell>
          <table:table-cell office:value-type="string" calcext:value-type="string">
            <text:p>Montgomery County</text:p>
          </table:table-cell>
        </table:table-row>
        <table:table-row table:style-name="ro1">
          <table:table-cell office:value-type="string" calcext:value-type="string">
            <text:p>"us-al-oz.html"</text:p>
          </table:table-cell>
          <table:table-cell office:value-type="string" calcext:value-type="string">
            <text:p>Ozark</text:p>
          </table:table-cell>
        </table:table-row>
        <table:table-row table:style-name="ro1">
          <table:table-cell office:value-type="string" calcext:value-type="string">
            <text:p>"us-al-pe.html"</text:p>
          </table:table-cell>
          <table:table-cell office:value-type="string" calcext:value-type="string">
            <text:p>Perry County</text:p>
          </table:table-cell>
        </table:table-row>
        <table:table-row table:style-name="ro1">
          <table:table-cell office:value-type="string" calcext:value-type="string">
            <text:p>"us-al-pi.html"</text:p>
          </table:table-cell>
          <table:table-cell office:value-type="string" calcext:value-type="string">
            <text:p>Pickens County</text:p>
          </table:table-cell>
        </table:table-row>
        <table:table-row table:style-name="ro1">
          <table:table-cell office:value-type="string" calcext:value-type="string">
            <text:p>"us-al-pk.html"</text:p>
          </table:table-cell>
          <table:table-cell office:value-type="string" calcext:value-type="string">
            <text:p>Pike County</text:p>
          </table:table-cell>
        </table:table-row>
        <table:table-row table:style-name="ro1">
          <table:table-cell office:value-type="string" calcext:value-type="string">
            <text:p>"us-al-ra.html"</text:p>
          </table:table-cell>
          <table:table-cell office:value-type="string" calcext:value-type="string">
            <text:p>Randolph County</text:p>
          </table:table-cell>
        </table:table-row>
        <table:table-row table:style-name="ro1">
          <table:table-cell office:value-type="string" calcext:value-type="string">
            <text:p>"us-al-ru.html"</text:p>
          </table:table-cell>
          <table:table-cell office:value-type="string" calcext:value-type="string">
            <text:p>Russell County</text:p>
          </table:table-cell>
        </table:table-row>
        <table:table-row table:style-name="ro1">
          <table:table-cell office:value-type="string" calcext:value-type="string">
            <text:p>"us-al-sc.html"</text:p>
          </table:table-cell>
          <table:table-cell office:value-type="string" calcext:value-type="string">
            <text:p>St. Clair County</text:p>
          </table:table-cell>
        </table:table-row>
        <table:table-row table:style-name="ro1">
          <table:table-cell office:value-type="string" calcext:value-type="string">
            <text:p>"us-al-sh.html"</text:p>
          </table:table-cell>
          <table:table-cell office:value-type="string" calcext:value-type="string">
            <text:p>Shelby County</text:p>
          </table:table-cell>
        </table:table-row>
        <table:table-row table:style-name="ro1">
          <table:table-cell office:value-type="string" calcext:value-type="string">
            <text:p>"us-al-td.html"</text:p>
          </table:table-cell>
          <table:table-cell office:value-type="string" calcext:value-type="string">
            <text:p>Talladega County</text:p>
          </table:table-cell>
        </table:table-row>
        <table:table-row table:style-name="ro1">
          <table:table-cell office:value-type="string" calcext:value-type="string">
            <text:p>"us-al-tl.html"</text:p>
          </table:table-cell>
          <table:table-cell office:value-type="string" calcext:value-type="string">
            <text:p>Tuscaloosa County</text:p>
          </table:table-cell>
        </table:table-row>
        <table:table-row table:style-name="ro1">
          <table:table-cell office:value-type="string" calcext:value-type="string">
            <text:p>"us-al-tp.html"</text:p>
          </table:table-cell>
          <table:table-cell office:value-type="string" calcext:value-type="string">
            <text:p>Tallapoosa County</text:p>
          </table:table-cell>
        </table:table-row>
        <table:table-row table:style-name="ro1">
          <table:table-cell office:value-type="string" calcext:value-type="string">
            <text:p>"us-al-wa.html"</text:p>
          </table:table-cell>
          <table:table-cell office:value-type="string" calcext:value-type="string">
            <text:p>Washington County</text:p>
          </table:table-cell>
        </table:table-row>
        <table:table-row table:style-name="ro1">
          <table:table-cell office:value-type="string" calcext:value-type="string">
            <text:p>"us-al-wi.html"</text:p>
          </table:table-cell>
          <table:table-cell office:value-type="string" calcext:value-type="string">
            <text:p>Winston County</text:p>
          </table:table-cell>
        </table:table-row>
        <table:table-row table:style-name="ro1">
          <table:table-cell office:value-type="string" calcext:value-type="string">
            <text:p>"us-al-wk.html"</text:p>
          </table:table-cell>
          <table:table-cell office:value-type="string" calcext:value-type="string">
            <text:p>Walker County</text:p>
          </table:table-cell>
        </table:table-row>
        <table:table-row table:style-name="ro1">
          <table:table-cell office:value-type="string" calcext:value-type="string">
            <text:p>"us-alabb.html"</text:p>
          </table:table-cell>
          <table:table-cell office:value-type="string" calcext:value-type="string">
            <text:p>Abbeville</text:p>
          </table:table-cell>
        </table:table-row>
        <table:table-row table:style-name="ro1">
          <table:table-cell office:value-type="string" calcext:value-type="string">
            <text:p>"us-alada.html"</text:p>
          </table:table-cell>
          <table:table-cell office:value-type="string" calcext:value-type="string">
            <text:p>Adamsville</text:p>
          </table:table-cell>
        </table:table-row>
        <table:table-row table:style-name="ro1">
          <table:table-cell office:value-type="string" calcext:value-type="string">
            <text:p>"us-aladd.html"</text:p>
          </table:table-cell>
          <table:table-cell office:value-type="string" calcext:value-type="string">
            <text:p>Addison</text:p>
          </table:table-cell>
        </table:table-row>
        <table:table-row table:style-name="ro1">
          <table:table-cell office:value-type="string" calcext:value-type="string">
            <text:p>"us-alalb.html"</text:p>
          </table:table-cell>
          <table:table-cell office:value-type="string" calcext:value-type="string">
            <text:p>Alabaster</text:p>
          </table:table-cell>
        </table:table-row>
        <table:table-row table:style-name="ro1">
          <table:table-cell office:value-type="string" calcext:value-type="string">
            <text:p>"us-alalg.html"</text:p>
          </table:table-cell>
          <table:table-cell office:value-type="string" calcext:value-type="string">
            <text:p>Allgood</text:p>
          </table:table-cell>
        </table:table-row>
        <table:table-row table:style-name="ro1">
          <table:table-cell office:value-type="string" calcext:value-type="string">
            <text:p>"us-alali.html"</text:p>
          </table:table-cell>
          <table:table-cell office:value-type="string" calcext:value-type="string">
            <text:p>Aliceville</text:p>
          </table:table-cell>
        </table:table-row>
        <table:table-row table:style-name="ro1">
          <table:table-cell office:value-type="string" calcext:value-type="string">
            <text:p>"us-alalt.html"</text:p>
          </table:table-cell>
          <table:table-cell office:value-type="string" calcext:value-type="string">
            <text:p>Altoona</text:p>
          </table:table-cell>
        </table:table-row>
        <table:table-row table:style-name="ro1">
          <table:table-cell office:value-type="string" calcext:value-type="string">
            <text:p>"us-alalv.html"</text:p>
          </table:table-cell>
          <table:table-cell office:value-type="string" calcext:value-type="string">
            <text:p>Albertville</text:p>
          </table:table-cell>
        </table:table-row>
        <table:table-row table:style-name="ro1">
          <table:table-cell office:value-type="string" calcext:value-type="string">
            <text:p>"us-alalx.html"</text:p>
          </table:table-cell>
          <table:table-cell office:value-type="string" calcext:value-type="string">
            <text:p>Alexander City</text:p>
          </table:table-cell>
        </table:table-row>
        <table:table-row table:style-name="ro1">
          <table:table-cell office:value-type="string" calcext:value-type="string">
            <text:p>"us-aland.html"</text:p>
          </table:table-cell>
          <table:table-cell office:value-type="string" calcext:value-type="string">
            <text:p>Andalusia</text:p>
          </table:table-cell>
        </table:table-row>
        <table:table-row table:style-name="ro1">
          <table:table-cell office:value-type="string" calcext:value-type="string">
            <text:p>"us-alann.html"</text:p>
          </table:table-cell>
          <table:table-cell office:value-type="string" calcext:value-type="string">
            <text:p>Anniston</text:p>
          </table:table-cell>
        </table:table-row>
        <table:table-row table:style-name="ro1">
          <table:table-cell office:value-type="string" calcext:value-type="string">
            <text:p>"us-alarb.html"</text:p>
          </table:table-cell>
          <table:table-cell office:value-type="string" calcext:value-type="string">
            <text:p>Arab</text:p>
          </table:table-cell>
        </table:table-row>
        <table:table-row table:style-name="ro1">
          <table:table-cell office:value-type="string" calcext:value-type="string">
            <text:p>"us-alarg.html"</text:p>
          </table:table-cell>
          <table:table-cell office:value-type="string" calcext:value-type="string">
            <text:p>Argo</text:p>
          </table:table-cell>
        </table:table-row>
        <table:table-row table:style-name="ro1">
          <table:table-cell office:value-type="string" calcext:value-type="string">
            <text:p>"us-alarl.html"</text:p>
          </table:table-cell>
          <table:table-cell office:value-type="string" calcext:value-type="string">
            <text:p>Arley</text:p>
          </table:table-cell>
        </table:table-row>
        <table:table-row table:style-name="ro1">
          <table:table-cell office:value-type="string" calcext:value-type="string">
            <text:p>"us-alash.html"</text:p>
          </table:table-cell>
          <table:table-cell office:value-type="string" calcext:value-type="string">
            <text:p>Ashville</text:p>
          </table:table-cell>
        </table:table-row>
        <table:table-row table:style-name="ro1">
          <table:table-cell office:value-type="string" calcext:value-type="string">
            <text:p>"us-alath.html"</text:p>
          </table:table-cell>
          <table:table-cell office:value-type="string" calcext:value-type="string">
            <text:p>Athens</text:p>
          </table:table-cell>
        </table:table-row>
        <table:table-row table:style-name="ro1">
          <table:table-cell office:value-type="string" calcext:value-type="string">
            <text:p>"us-alatm.html"</text:p>
          </table:table-cell>
          <table:table-cell office:value-type="string" calcext:value-type="string">
            <text:p>Atmore</text:p>
          </table:table-cell>
        </table:table-row>
        <table:table-row table:style-name="ro1">
          <table:table-cell office:value-type="string" calcext:value-type="string">
            <text:p>"us-alatt.html"</text:p>
          </table:table-cell>
          <table:table-cell office:value-type="string" calcext:value-type="string">
            <text:p>Attalla</text:p>
          </table:table-cell>
        </table:table-row>
        <table:table-row table:style-name="ro1">
          <table:table-cell office:value-type="string" calcext:value-type="string">
            <text:p>"us-alaub.html"</text:p>
          </table:table-cell>
          <table:table-cell office:value-type="string" calcext:value-type="string">
            <text:p>Auburn</text:p>
          </table:table-cell>
        </table:table-row>
        <table:table-row table:style-name="ro1">
          <table:table-cell office:value-type="string" calcext:value-type="string">
            <text:p>"us-albak.html"</text:p>
          </table:table-cell>
          <table:table-cell office:value-type="string" calcext:value-type="string">
            <text:p>Bakerhill</text:p>
          </table:table-cell>
        </table:table-row>
        <table:table-row table:style-name="ro1">
          <table:table-cell office:value-type="string" calcext:value-type="string">
            <text:p>"us-albea.html"</text:p>
          </table:table-cell>
          <table:table-cell office:value-type="string" calcext:value-type="string">
            <text:p>Beatrice</text:p>
          </table:table-cell>
        </table:table-row>
        <table:table-row table:style-name="ro1">
          <table:table-cell office:value-type="string" calcext:value-type="string">
            <text:p>"us-albes.html"</text:p>
          </table:table-cell>
          <table:table-cell office:value-type="string" calcext:value-type="string">
            <text:p>Bessemer</text:p>
          </table:table-cell>
        </table:table-row>
        <table:table-row table:style-name="ro1">
          <table:table-cell office:value-type="string" calcext:value-type="string">
            <text:p>"us-albir.html"</text:p>
          </table:table-cell>
          <table:table-cell office:value-type="string" calcext:value-type="string">
            <text:p>Birmingham</text:p>
          </table:table-cell>
        </table:table-row>
        <table:table-row table:style-name="ro1">
          <table:table-cell office:value-type="string" calcext:value-type="string">
            <text:p>"us-alblo.html"</text:p>
          </table:table-cell>
          <table:table-cell office:value-type="string" calcext:value-type="string">
            <text:p>Blountsville</text:p>
          </table:table-cell>
        </table:table-row>
        <table:table-row table:style-name="ro1">
          <table:table-cell office:value-type="string" calcext:value-type="string">
            <text:p>"us-alboz.html"</text:p>
          </table:table-cell>
          <table:table-cell office:value-type="string" calcext:value-type="string">
            <text:p>Boaz</text:p>
          </table:table-cell>
        </table:table-row>
        <table:table-row table:style-name="ro1">
          <table:table-cell office:value-type="string" calcext:value-type="string">
            <text:p>"us-albre.html"</text:p>
          </table:table-cell>
          <table:table-cell office:value-type="string" calcext:value-type="string">
            <text:p>Brent</text:p>
          </table:table-cell>
        </table:table-row>
        <table:table-row table:style-name="ro1">
          <table:table-cell office:value-type="string" calcext:value-type="string">
            <text:p>"us-albrp.html"</text:p>
          </table:table-cell>
          <table:table-cell office:value-type="string" calcext:value-type="string">
            <text:p>Bridgeport</text:p>
          </table:table-cell>
        </table:table-row>
        <table:table-row table:style-name="ro1">
          <table:table-cell office:value-type="string" calcext:value-type="string">
            <text:p>"us-albrw.html"</text:p>
          </table:table-cell>
          <table:table-cell office:value-type="string" calcext:value-type="string">
            <text:p>Brewton</text:p>
          </table:table-cell>
        </table:table-row>
        <table:table-row table:style-name="ro1">
          <table:table-cell office:value-type="string" calcext:value-type="string">
            <text:p>"us-albut.html"</text:p>
          </table:table-cell>
          <table:table-cell office:value-type="string" calcext:value-type="string">
            <text:p>Butler</text:p>
          </table:table-cell>
        </table:table-row>
        <table:table-row table:style-name="ro1">
          <table:table-cell office:value-type="string" calcext:value-type="string">
            <text:p>"us-albyb.html"</text:p>
          </table:table-cell>
          <table:table-cell office:value-type="string" calcext:value-type="string">
            <text:p>Bayou La Batre</text:p>
          </table:table-cell>
        </table:table-row>
        <table:table-row table:style-name="ro1">
          <table:table-cell office:value-type="string" calcext:value-type="string">
            <text:p>"us-albym.html"</text:p>
          </table:table-cell>
          <table:table-cell office:value-type="string" calcext:value-type="string">
            <text:p>Bay Minette</text:p>
          </table:table-cell>
        </table:table-row>
        <table:table-row table:style-name="ro1">
          <table:table-cell office:value-type="string" calcext:value-type="string">
            <text:p>"us-alcdb.html"</text:p>
          </table:table-cell>
          <table:table-cell office:value-type="string" calcext:value-type="string">
            <text:p>Childersburg</text:p>
          </table:table-cell>
        </table:table-row>
        <table:table-row table:style-name="ro1">
          <table:table-cell office:value-type="string" calcext:value-type="string">
            <text:p>"us-alced.html"</text:p>
          </table:table-cell>
          <table:table-cell office:value-type="string" calcext:value-type="string">
            <text:p>Cedar Bluff</text:p>
          </table:table-cell>
        </table:table-row>
        <table:table-row table:style-name="ro1">
          <table:table-cell office:value-type="string" calcext:value-type="string">
            <text:p>"us-alcen.html"</text:p>
          </table:table-cell>
          <table:table-cell office:value-type="string" calcext:value-type="string">
            <text:p>Centreville</text:p>
          </table:table-cell>
        </table:table-row>
        <table:table-row table:style-name="ro1">
          <table:table-cell office:value-type="string" calcext:value-type="string">
            <text:p>"us-alcha.html"</text:p>
          </table:table-cell>
          <table:table-cell office:value-type="string" calcext:value-type="string">
            <text:p>Chatom</text:p>
          </table:table-cell>
        </table:table-row>
        <table:table-row table:style-name="ro1">
          <table:table-cell office:value-type="string" calcext:value-type="string">
            <text:p>"us-alche.html"</text:p>
          </table:table-cell>
          <table:table-cell office:value-type="string" calcext:value-type="string">
            <text:p>Chelsea</text:p>
          </table:table-cell>
        </table:table-row>
        <table:table-row table:style-name="ro1">
          <table:table-cell office:value-type="string" calcext:value-type="string">
            <text:p>"us-alcit.html"</text:p>
          </table:table-cell>
          <table:table-cell office:value-type="string" calcext:value-type="string">
            <text:p>Citronelle</text:p>
          </table:table-cell>
        </table:table-row>
        <table:table-row table:style-name="ro1">
          <table:table-cell office:value-type="string" calcext:value-type="string">
            <text:p>"us-alcln.html"</text:p>
          </table:table-cell>
          <table:table-cell office:value-type="string" calcext:value-type="string">
            <text:p>Clanton</text:p>
          </table:table-cell>
        </table:table-row>
        <table:table-row table:style-name="ro1">
          <table:table-cell office:value-type="string" calcext:value-type="string">
            <text:p>"us-alclt.html"</text:p>
          </table:table-cell>
          <table:table-cell office:value-type="string" calcext:value-type="string">
            <text:p>Clayton</text:p>
          </table:table-cell>
        </table:table-row>
        <table:table-row table:style-name="ro1">
          <table:table-cell office:value-type="string" calcext:value-type="string">
            <text:p>"us-alcly.html"</text:p>
          </table:table-cell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"us-alcol.html"</text:p>
          </table:table-cell>
          <table:table-cell office:value-type="string" calcext:value-type="string">
            <text:p>Columbiana</text:p>
          </table:table-cell>
        </table:table-row>
        <table:table-row table:style-name="ro1">
          <table:table-cell office:value-type="string" calcext:value-type="string">
            <text:p>"us-alcul.html"</text:p>
          </table:table-cell>
          <table:table-cell office:value-type="string" calcext:value-type="string">
            <text:p>Cullman</text:p>
          </table:table-cell>
        </table:table-row>
        <table:table-row table:style-name="ro1">
          <table:table-cell office:value-type="string" calcext:value-type="string">
            <text:p>"us-aldal.html"</text:p>
          </table:table-cell>
          <table:table-cell office:value-type="string" calcext:value-type="string">
            <text:p>Daleville</text:p>
          </table:table-cell>
        </table:table-row>
        <table:table-row table:style-name="ro1">
          <table:table-cell office:value-type="string" calcext:value-type="string">
            <text:p>"us-aldau.html"</text:p>
          </table:table-cell>
          <table:table-cell office:value-type="string" calcext:value-type="string">
            <text:p>Dauphin Island</text:p>
          </table:table-cell>
        </table:table-row>
        <table:table-row table:style-name="ro1">
          <table:table-cell office:value-type="string" calcext:value-type="string">
            <text:p>"us-aldec.html"</text:p>
          </table:table-cell>
          <table:table-cell office:value-type="string" calcext:value-type="string">
            <text:p>Decatur</text:p>
          </table:table-cell>
        </table:table-row>
        <table:table-row table:style-name="ro1">
          <table:table-cell office:value-type="string" calcext:value-type="string">
            <text:p>"us-aldot.html"</text:p>
          </table:table-cell>
          <table:table-cell office:value-type="string" calcext:value-type="string">
            <text:p>Dothan</text:p>
          </table:table-cell>
        </table:table-row>
        <table:table-row table:style-name="ro1">
          <table:table-cell office:value-type="string" calcext:value-type="string">
            <text:p>"us-aldph.html"</text:p>
          </table:table-cell>
          <table:table-cell office:value-type="string" calcext:value-type="string">
            <text:p>Daphne</text:p>
          </table:table-cell>
        </table:table-row>
        <table:table-row table:style-name="ro1">
          <table:table-cell office:value-type="string" calcext:value-type="string">
            <text:p>"us-alebr.html"</text:p>
          </table:table-cell>
          <table:table-cell office:value-type="string" calcext:value-type="string">
            <text:p>East Brewton</text:p>
          </table:table-cell>
        </table:table-row>
        <table:table-row table:style-name="ro1">
          <table:table-cell office:value-type="string" calcext:value-type="string">
            <text:p>"us-alecl.html"</text:p>
          </table:table-cell>
          <table:table-cell office:value-type="string" calcext:value-type="string">
            <text:p>Eclectic</text:p>
          </table:table-cell>
        </table:table-row>
        <table:table-row table:style-name="ro1">
          <table:table-cell office:value-type="string" calcext:value-type="string">
            <text:p>"us-alelb.html"</text:p>
          </table:table-cell>
          <table:table-cell office:value-type="string" calcext:value-type="string">
            <text:p>Elba</text:p>
          </table:table-cell>
        </table:table-row>
        <table:table-row table:style-name="ro1">
          <table:table-cell office:value-type="string" calcext:value-type="string">
            <text:p>"us-alent.html"</text:p>
          </table:table-cell>
          <table:table-cell office:value-type="string" calcext:value-type="string">
            <text:p>Enterprise</text:p>
          </table:table-cell>
        </table:table-row>
        <table:table-row table:style-name="ro1">
          <table:table-cell office:value-type="string" calcext:value-type="string">
            <text:p>"us-aleuf.html"</text:p>
          </table:table-cell>
          <table:table-cell office:value-type="string" calcext:value-type="string">
            <text:p>Eufaula</text:p>
          </table:table-cell>
        </table:table-row>
        <table:table-row table:style-name="ro1">
          <table:table-cell office:value-type="string" calcext:value-type="string">
            <text:p>"us-alfay.html"</text:p>
          </table:table-cell>
          <table:table-cell office:value-type="string" calcext:value-type="string">
            <text:p>Fayette</text:p>
          </table:table-cell>
        </table:table-row>
        <table:table-row table:style-name="ro1">
          <table:table-cell office:value-type="string" calcext:value-type="string">
            <text:p>"us-alffd.html"</text:p>
          </table:table-cell>
          <table:table-cell office:value-type="string" calcext:value-type="string">
            <text:p>Fairfield</text:p>
          </table:table-cell>
        </table:table-row>
        <table:table-row table:style-name="ro1">
          <table:table-cell office:value-type="string" calcext:value-type="string">
            <text:p>"us-alflo.html"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"us-alfol.html"</text:p>
          </table:table-cell>
          <table:table-cell office:value-type="string" calcext:value-type="string">
            <text:p>Foley</text:p>
          </table:table-cell>
        </table:table-row>
        <table:table-row table:style-name="ro1">
          <table:table-cell office:value-type="string" calcext:value-type="string">
            <text:p>"us-alfrh.html"</text:p>
          </table:table-cell>
          <table:table-cell office:value-type="string" calcext:value-type="string">
            <text:p>Fairhope</text:p>
          </table:table-cell>
        </table:table-row>
        <table:table-row table:style-name="ro1">
          <table:table-cell office:value-type="string" calcext:value-type="string">
            <text:p>"us-alftp.html"</text:p>
          </table:table-cell>
          <table:table-cell office:value-type="string" calcext:value-type="string">
            <text:p>Fort Payne</text:p>
          </table:table-cell>
        </table:table-row>
        <table:table-row table:style-name="ro1">
          <table:table-cell office:value-type="string" calcext:value-type="string">
            <text:p>"us-alful.html"</text:p>
          </table:table-cell>
          <table:table-cell office:value-type="string" calcext:value-type="string">
            <text:p>Fultondale</text:p>
          </table:table-cell>
        </table:table-row>
        <table:table-row table:style-name="ro1">
          <table:table-cell office:value-type="string" calcext:value-type="string">
            <text:p>"us-algen.html"</text:p>
          </table:table-cell>
          <table:table-cell office:value-type="string" calcext:value-type="string">
            <text:p>Geneva</text:p>
          </table:table-cell>
        </table:table-row>
        <table:table-row table:style-name="ro1">
          <table:table-cell office:value-type="string" calcext:value-type="string">
            <text:p>"us-alglc.html"</text:p>
          </table:table-cell>
          <table:table-cell office:value-type="string" calcext:value-type="string">
            <text:p>Glencoe</text:p>
          </table:table-cell>
        </table:table-row>
        <table:table-row table:style-name="ro1">
          <table:table-cell office:value-type="string" calcext:value-type="string">
            <text:p>"us-algre.html"</text:p>
          </table:table-cell>
          <table:table-cell office:value-type="string" calcext:value-type="string">
            <text:p>Greensboro</text:p>
          </table:table-cell>
        </table:table-row>
        <table:table-row table:style-name="ro1">
          <table:table-cell office:value-type="string" calcext:value-type="string">
            <text:p>"us-algrv.html"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"us-algsh.html"</text:p>
          </table:table-cell>
          <table:table-cell office:value-type="string" calcext:value-type="string">
            <text:p>Gulf Shores</text:p>
          </table:table-cell>
        </table:table-row>
        <table:table-row table:style-name="ro1">
          <table:table-cell office:value-type="string" calcext:value-type="string">
            <text:p>"us-algun.html"</text:p>
          </table:table-cell>
          <table:table-cell office:value-type="string" calcext:value-type="string">
            <text:p>Guntersville</text:p>
          </table:table-cell>
        </table:table-row>
        <table:table-row table:style-name="ro1">
          <table:table-cell office:value-type="string" calcext:value-type="string">
            <text:p>"us-alhal.html"</text:p>
          </table:table-cell>
          <table:table-cell office:value-type="string" calcext:value-type="string">
            <text:p>Haleyville</text:p>
          </table:table-cell>
        </table:table-row>
        <table:table-row table:style-name="ro1">
          <table:table-cell office:value-type="string" calcext:value-type="string">
            <text:p>"us-alhan.html"</text:p>
          </table:table-cell>
          <table:table-cell office:value-type="string" calcext:value-type="string">
            <text:p>Hanceville</text:p>
          </table:table-cell>
        </table:table-row>
        <table:table-row table:style-name="ro1">
          <table:table-cell office:value-type="string" calcext:value-type="string">
            <text:p>"us-alhbf.html"</text:p>
          </table:table-cell>
          <table:table-cell office:value-type="string" calcext:value-type="string">
            <text:p>Hokes Bluff</text:p>
          </table:table-cell>
        </table:table-row>
        <table:table-row table:style-name="ro1">
          <table:table-cell office:value-type="string" calcext:value-type="string">
            <text:p>"us-alhea.html"</text:p>
          </table:table-cell>
          <table:table-cell office:value-type="string" calcext:value-type="string">
            <text:p>Headland</text:p>
          </table:table-cell>
        </table:table-row>
        <table:table-row table:style-name="ro1">
          <table:table-cell office:value-type="string" calcext:value-type="string">
            <text:p>"us-alhel.html"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"us-alhoo.html"</text:p>
          </table:table-cell>
          <table:table-cell office:value-type="string" calcext:value-type="string">
            <text:p>Hoover</text:p>
          </table:table-cell>
        </table:table-row>
        <table:table-row table:style-name="ro1">
          <table:table-cell office:value-type="string" calcext:value-type="string">
            <text:p>"us-alhtf.html"</text:p>
          </table:table-cell>
          <table:table-cell office:value-type="string" calcext:value-type="string">
            <text:p>Hartford</text:p>
          </table:table-cell>
        </table:table-row>
        <table:table-row table:style-name="ro1">
          <table:table-cell office:value-type="string" calcext:value-type="string">
            <text:p>"us-alhun.html"</text:p>
          </table:table-cell>
          <table:table-cell office:value-type="string" calcext:value-type="string">
            <text:p>Huntsville</text:p>
          </table:table-cell>
        </table:table-row>
        <table:table-row table:style-name="ro1">
          <table:table-cell office:value-type="string" calcext:value-type="string">
            <text:p>"us-alhuy.html"</text:p>
          </table:table-cell>
          <table:table-cell office:value-type="string" calcext:value-type="string">
            <text:p>Hueytown</text:p>
          </table:table-cell>
        </table:table-row>
        <table:table-row table:style-name="ro1">
          <table:table-cell office:value-type="string" calcext:value-type="string">
            <text:p>"us-alhwd.html"</text:p>
          </table:table-cell>
          <table:table-cell office:value-type="string" calcext:value-type="string">
            <text:p>Homewood</text:p>
          </table:table-cell>
        </table:table-row>
        <table:table-row table:style-name="ro1">
          <table:table-cell office:value-type="string" calcext:value-type="string">
            <text:p>"us-aliro.html"</text:p>
          </table:table-cell>
          <table:table-cell office:value-type="string" calcext:value-type="string">
            <text:p>Irondale</text:p>
          </table:table-cell>
        </table:table-row>
        <table:table-row table:style-name="ro1">
          <table:table-cell office:value-type="string" calcext:value-type="string">
            <text:p>"us-alisp.html"</text:p>
          </table:table-cell>
          <table:table-cell office:value-type="string" calcext:value-type="string">
            <text:p>Indian Springs</text:p>
          </table:table-cell>
        </table:table-row>
        <table:table-row table:style-name="ro1">
          <table:table-cell office:value-type="string" calcext:value-type="string">
            <text:p>"us-aljac.html"</text:p>
          </table:table-cell>
          <table:table-cell office:value-type="string" calcext:value-type="string">
            <text:p>Jackson</text:p>
          </table:table-cell>
        </table:table-row>
        <table:table-row table:style-name="ro1">
          <table:table-cell office:value-type="string" calcext:value-type="string">
            <text:p>"us-aljas.html"</text:p>
          </table:table-cell>
          <table:table-cell office:value-type="string" calcext:value-type="string">
            <text:p>Jasper</text:p>
          </table:table-cell>
        </table:table-row>
        <table:table-row table:style-name="ro1">
          <table:table-cell office:value-type="string" calcext:value-type="string">
            <text:p>"us-aljav.html"</text:p>
          </table:table-cell>
          <table:table-cell office:value-type="string" calcext:value-type="string">
            <text:p>Jacksonville</text:p>
          </table:table-cell>
        </table:table-row>
        <table:table-row table:style-name="ro1">
          <table:table-cell office:value-type="string" calcext:value-type="string">
            <text:p>"us-allan.html"</text:p>
          </table:table-cell>
          <table:table-cell office:value-type="string" calcext:value-type="string">
            <text:p>Lanett</text:p>
          </table:table-cell>
        </table:table-row>
        <table:table-row table:style-name="ro1">
          <table:table-cell office:value-type="string" calcext:value-type="string">
            <text:p>"us-allds.html"</text:p>
          </table:table-cell>
          <table:table-cell office:value-type="string" calcext:value-type="string">
            <text:p>Leeds</text:p>
          </table:table-cell>
        </table:table-row>
        <table:table-row table:style-name="ro1">
          <table:table-cell office:value-type="string" calcext:value-type="string">
            <text:p>"us-allip.html"</text:p>
          </table:table-cell>
          <table:table-cell office:value-type="string" calcext:value-type="string">
            <text:p>Lipscomb</text:p>
          </table:table-cell>
        </table:table-row>
        <table:table-row table:style-name="ro1">
          <table:table-cell office:value-type="string" calcext:value-type="string">
            <text:p>"us-allnv.html"</text:p>
          </table:table-cell>
          <table:table-cell office:value-type="string" calcext:value-type="string">
            <text:p>Lineville</text:p>
          </table:table-cell>
        </table:table-row>
        <table:table-row table:style-name="ro1">
          <table:table-cell office:value-type="string" calcext:value-type="string">
            <text:p>"us-almad.html"</text:p>
          </table:table-cell>
          <table:table-cell office:value-type="string" calcext:value-type="string">
            <text:p>Madison</text:p>
          </table:table-cell>
        </table:table-row>
        <table:table-row table:style-name="ro1">
          <table:table-cell office:value-type="string" calcext:value-type="string">
            <text:p>"us-almbk.html"</text:p>
          </table:table-cell>
          <table:table-cell office:value-type="string" calcext:value-type="string">
            <text:p>Millbrook</text:p>
          </table:table-cell>
        </table:table-row>
        <table:table-row table:style-name="ro1">
          <table:table-cell office:value-type="string" calcext:value-type="string">
            <text:p>"us-almdf.html"</text:p>
          </table:table-cell>
          <table:table-cell office:value-type="string" calcext:value-type="string">
            <text:p>Midfield</text:p>
          </table:table-cell>
        </table:table-row>
        <table:table-row table:style-name="ro1">
          <table:table-cell office:value-type="string" calcext:value-type="string">
            <text:p>"us-almob.html"</text:p>
          </table:table-cell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"us-almoo.html"</text:p>
          </table:table-cell>
          <table:table-cell office:value-type="string" calcext:value-type="string">
            <text:p>Moody</text:p>
          </table:table-cell>
        </table:table-row>
        <table:table-row table:style-name="ro1">
          <table:table-cell office:value-type="string" calcext:value-type="string">
            <text:p>"us-almou.html"</text:p>
          </table:table-cell>
          <table:table-cell office:value-type="string" calcext:value-type="string">
            <text:p>Moulton</text:p>
          </table:table-cell>
        </table:table-row>
        <table:table-row table:style-name="ro1">
          <table:table-cell office:value-type="string" calcext:value-type="string">
            <text:p>"us-almrn.html"</text:p>
          </table:table-cell>
          <table:table-cell office:value-type="string" calcext:value-type="string">
            <text:p>Marion</text:p>
          </table:table-cell>
        </table:table-row>
        <table:table-row table:style-name="ro1">
          <table:table-cell office:value-type="string" calcext:value-type="string">
            <text:p>"us-almrv.html"</text:p>
          </table:table-cell>
          <table:table-cell office:value-type="string" calcext:value-type="string">
            <text:p>Monroeville</text:p>
          </table:table-cell>
        </table:table-row>
        <table:table-row table:style-name="ro1">
          <table:table-cell office:value-type="string" calcext:value-type="string">
            <text:p>"us-almtb.html"</text:p>
          </table:table-cell>
          <table:table-cell office:value-type="string" calcext:value-type="string">
            <text:p>Mountain Brook</text:p>
          </table:table-cell>
        </table:table-row>
        <table:table-row table:style-name="ro1">
          <table:table-cell office:value-type="string" calcext:value-type="string">
            <text:p>"us-almuf.html"</text:p>
          </table:table-cell>
          <table:table-cell office:value-type="string" calcext:value-type="string">
            <text:p>Munford</text:p>
          </table:table-cell>
        </table:table-row>
        <table:table-row table:style-name="ro1">
          <table:table-cell office:value-type="string" calcext:value-type="string">
            <text:p>"us-almus.html"</text:p>
          </table:table-cell>
          <table:table-cell office:value-type="string" calcext:value-type="string">
            <text:p>Muscle Shoals</text:p>
          </table:table-cell>
        </table:table-row>
        <table:table-row table:style-name="ro1">
          <table:table-cell office:value-type="string" calcext:value-type="string">
            <text:p>"us-alnew.html"</text:p>
          </table:table-cell>
          <table:table-cell office:value-type="string" calcext:value-type="string">
            <text:p>Newton</text:p>
          </table:table-cell>
        </table:table-row>
        <table:table-row table:style-name="ro1">
          <table:table-cell office:value-type="string" calcext:value-type="string">
            <text:p>"us-alnpf.html"</text:p>
          </table:table-cell>
          <table:table-cell office:value-type="string" calcext:value-type="string">
            <text:p>Napier Field</text:p>
          </table:table-cell>
        </table:table-row>
        <table:table-row table:style-name="ro1">
          <table:table-cell office:value-type="string" calcext:value-type="string">
            <text:p>"us-alnpt.html"</text:p>
          </table:table-cell>
          <table:table-cell office:value-type="string" calcext:value-type="string">
            <text:p>Northport</text:p>
          </table:table-cell>
        </table:table-row>
        <table:table-row table:style-name="ro1">
          <table:table-cell office:value-type="string" calcext:value-type="string">
            <text:p>"us-alocr.html"</text:p>
          </table:table-cell>
          <table:table-cell office:value-type="string" calcext:value-type="string">
            <text:p>Owens Cross Roads</text:p>
          </table:table-cell>
        </table:table-row>
        <table:table-row table:style-name="ro1">
          <table:table-cell office:value-type="string" calcext:value-type="string">
            <text:p>"us-alone.html"</text:p>
          </table:table-cell>
          <table:table-cell office:value-type="string" calcext:value-type="string">
            <text:p>Oneonta</text:p>
          </table:table-cell>
        </table:table-row>
        <table:table-row table:style-name="ro1">
          <table:table-cell office:value-type="string" calcext:value-type="string">
            <text:p>"us-alope.html"</text:p>
          </table:table-cell>
          <table:table-cell office:value-type="string" calcext:value-type="string">
            <text:p>Opelika</text:p>
          </table:table-cell>
        </table:table-row>
        <table:table-row table:style-name="ro1">
          <table:table-cell office:value-type="string" calcext:value-type="string">
            <text:p>"us-alopp.html"</text:p>
          </table:table-cell>
          <table:table-cell office:value-type="string" calcext:value-type="string">
            <text:p>Opp</text:p>
          </table:table-cell>
        </table:table-row>
        <table:table-row table:style-name="ro1">
          <table:table-cell office:value-type="string" calcext:value-type="string">
            <text:p>"us-alorb.html"</text:p>
          </table:table-cell>
          <table:table-cell office:value-type="string" calcext:value-type="string">
            <text:p>Orange Beach</text:p>
          </table:table-cell>
        </table:table-row>
        <table:table-row table:style-name="ro1">
          <table:table-cell office:value-type="string" calcext:value-type="string">
            <text:p>"us-aloxf.html"</text:p>
          </table:table-cell>
          <table:table-cell office:value-type="string" calcext:value-type="string">
            <text:p>Oxford</text:p>
          </table:table-cell>
        </table:table-row>
        <table:table-row table:style-name="ro1">
          <table:table-cell office:value-type="string" calcext:value-type="string">
            <text:p>"us-alpar.html"</text:p>
          </table:table-cell>
          <table:table-cell office:value-type="string" calcext:value-type="string">
            <text:p>Parrish</text:p>
          </table:table-cell>
        </table:table-row>
        <table:table-row table:style-name="ro1">
          <table:table-cell office:value-type="string" calcext:value-type="string">
            <text:p>"us-alpcl.html"</text:p>
          </table:table-cell>
          <table:table-cell office:value-type="string" calcext:value-type="string">
            <text:p>Phil Campbell</text:p>
          </table:table-cell>
        </table:table-row>
        <table:table-row table:style-name="ro1">
          <table:table-cell office:value-type="string" calcext:value-type="string">
            <text:p>"us-alpdb.html"</text:p>
          </table:table-cell>
          <table:table-cell office:value-type="string" calcext:value-type="string">
            <text:p>Perdido Beach</text:p>
          </table:table-cell>
        </table:table-row>
        <table:table-row table:style-name="ro1">
          <table:table-cell office:value-type="string" calcext:value-type="string">
            <text:p>"us-alphx.html"</text:p>
          </table:table-cell>
          <table:table-cell office:value-type="string" calcext:value-type="string">
            <text:p>Phenix City</text:p>
          </table:table-cell>
        </table:table-row>
        <table:table-row table:style-name="ro1">
          <table:table-cell office:value-type="string" calcext:value-type="string">
            <text:p>"us-alpie.html"</text:p>
          </table:table-cell>
          <table:table-cell office:value-type="string" calcext:value-type="string">
            <text:p>Piedmont</text:p>
          </table:table-cell>
        </table:table-row>
        <table:table-row table:style-name="ro1">
          <table:table-cell office:value-type="string" calcext:value-type="string">
            <text:p>"us-alpin.html"</text:p>
          </table:table-cell>
          <table:table-cell office:value-type="string" calcext:value-type="string">
            <text:p>Pinson</text:p>
          </table:table-cell>
        </table:table-row>
        <table:table-row table:style-name="ro1">
          <table:table-cell office:value-type="string" calcext:value-type="string">
            <text:p>"us-alplg.html"</text:p>
          </table:table-cell>
          <table:table-cell office:value-type="string" calcext:value-type="string">
            <text:p>Pleasant Grove</text:p>
          </table:table-cell>
        </table:table-row>
        <table:table-row table:style-name="ro1">
          <table:table-cell office:value-type="string" calcext:value-type="string">
            <text:p>"us-alplh.html"</text:p>
          </table:table-cell>
          <table:table-cell office:value-type="string" calcext:value-type="string">
            <text:p>Pelham</text:p>
          </table:table-cell>
        </table:table-row>
        <table:table-row table:style-name="ro1">
          <table:table-cell office:value-type="string" calcext:value-type="string">
            <text:p>"us-alpll.html"</text:p>
          </table:table-cell>
          <table:table-cell office:value-type="string" calcext:value-type="string">
            <text:p>Pell City</text:p>
          </table:table-cell>
        </table:table-row>
        <table:table-row table:style-name="ro1">
          <table:table-cell office:value-type="string" calcext:value-type="string">
            <text:p>"us-alpri.html"</text:p>
          </table:table-cell>
          <table:table-cell office:value-type="string" calcext:value-type="string">
            <text:p>Prichard</text:p>
          </table:table-cell>
        </table:table-row>
        <table:table-row table:style-name="ro1">
          <table:table-cell office:value-type="string" calcext:value-type="string">
            <text:p>"us-alprt.html"</text:p>
          </table:table-cell>
          <table:table-cell office:value-type="string" calcext:value-type="string">
            <text:p>Prattville</text:p>
          </table:table-cell>
        </table:table-row>
        <table:table-row table:style-name="ro1">
          <table:table-cell office:value-type="string" calcext:value-type="string">
            <text:p>"us-alrai.html"</text:p>
          </table:table-cell>
          <table:table-cell office:value-type="string" calcext:value-type="string">
            <text:p>Rainsville</text:p>
          </table:table-cell>
        </table:table-row>
        <table:table-row table:style-name="ro1">
          <table:table-cell office:value-type="string" calcext:value-type="string">
            <text:p>"us-alrbw.html"</text:p>
          </table:table-cell>
          <table:table-cell office:value-type="string" calcext:value-type="string">
            <text:p>Rainbow City</text:p>
          </table:table-cell>
        </table:table-row>
        <table:table-row table:style-name="ro1">
          <table:table-cell office:value-type="string" calcext:value-type="string">
            <text:p>"us-alrdb.html"</text:p>
          </table:table-cell>
          <table:table-cell office:value-type="string" calcext:value-type="string">
            <text:p>Red Bay</text:p>
          </table:table-cell>
        </table:table-row>
        <table:table-row table:style-name="ro1">
          <table:table-cell office:value-type="string" calcext:value-type="string">
            <text:p>"us-alreh.html"</text:p>
          </table:table-cell>
          <table:table-cell office:value-type="string" calcext:value-type="string">
            <text:p>Rehobeth</text:p>
          </table:table-cell>
        </table:table-row>
        <table:table-row table:style-name="ro1">
          <table:table-cell office:value-type="string" calcext:value-type="string">
            <text:p>"us-alroa.html"</text:p>
          </table:table-cell>
          <table:table-cell office:value-type="string" calcext:value-type="string">
            <text:p>Roanoke</text:p>
          </table:table-cell>
        </table:table-row>
        <table:table-row table:style-name="ro1">
          <table:table-cell office:value-type="string" calcext:value-type="string">
            <text:p>"us-alrob.html"</text:p>
          </table:table-cell>
          <table:table-cell office:value-type="string" calcext:value-type="string">
            <text:p>Robertsdale</text:p>
          </table:table-cell>
        </table:table-row>
        <table:table-row table:style-name="ro1">
          <table:table-cell office:value-type="string" calcext:value-type="string">
            <text:p>"us-alrog.html"</text:p>
          </table:table-cell>
          <table:table-cell office:value-type="string" calcext:value-type="string">
            <text:p>Rogersville</text:p>
          </table:table-cell>
        </table:table-row>
        <table:table-row table:style-name="ro1">
          <table:table-cell office:value-type="string" calcext:value-type="string">
            <text:p>"us-alsam.html"</text:p>
          </table:table-cell>
          <table:table-cell office:value-type="string" calcext:value-type="string">
            <text:p>Samson</text:p>
          </table:table-cell>
        </table:table-row>
        <table:table-row table:style-name="ro1">
          <table:table-cell office:value-type="string" calcext:value-type="string">
            <text:p>"us-alsel.html"</text:p>
          </table:table-cell>
          <table:table-cell office:value-type="string" calcext:value-type="string">
            <text:p>Selma</text:p>
          </table:table-cell>
        </table:table-row>
        <table:table-row table:style-name="ro1">
          <table:table-cell office:value-type="string" calcext:value-type="string">
            <text:p>"us-alshe.html"</text:p>
          </table:table-cell>
          <table:table-cell office:value-type="string" calcext:value-type="string">
            <text:p>Sheffield</text:p>
          </table:table-cell>
        </table:table-row>
        <table:table-row table:style-name="ro1">
          <table:table-cell office:value-type="string" calcext:value-type="string">
            <text:p>"us-alslo.html"</text:p>
          </table:table-cell>
          <table:table-cell office:value-type="string" calcext:value-type="string">
            <text:p>Slocomb</text:p>
          </table:table-cell>
        </table:table-row>
        <table:table-row table:style-name="ro1">
          <table:table-cell office:value-type="string" calcext:value-type="string">
            <text:p>"us-alsms.html"</text:p>
          </table:table-cell>
          <table:table-cell office:value-type="string" calcext:value-type="string">
            <text:p>Smiths Station</text:p>
          </table:table-cell>
        </table:table-row>
        <table:table-row table:style-name="ro1">
          <table:table-cell office:value-type="string" calcext:value-type="string">
            <text:p>"us-alsmt.html"</text:p>
          </table:table-cell>
          <table:table-cell office:value-type="string" calcext:value-type="string">
            <text:p>Sumiton</text:p>
          </table:table-cell>
        </table:table-row>
        <table:table-row table:style-name="ro1">
          <table:table-cell office:value-type="string" calcext:value-type="string">
            <text:p>"us-alspf.html"</text:p>
          </table:table-cell>
          <table:table-cell office:value-type="string" calcext:value-type="string">
            <text:p>Spanish Fort</text:p>
          </table:table-cell>
        </table:table-row>
        <table:table-row table:style-name="ro1">
          <table:table-cell office:value-type="string" calcext:value-type="string">
            <text:p>"us-alspl.html"</text:p>
          </table:table-cell>
          <table:table-cell office:value-type="string" calcext:value-type="string">
            <text:p>Springville</text:p>
          </table:table-cell>
        </table:table-row>
        <table:table-row table:style-name="ro1">
          <table:table-cell office:value-type="string" calcext:value-type="string">
            <text:p>"us-alsrl.html"</text:p>
          </table:table-cell>
          <table:table-cell office:value-type="string" calcext:value-type="string">
            <text:p>Saraland</text:p>
          </table:table-cell>
        </table:table-row>
        <table:table-row table:style-name="ro1">
          <table:table-cell office:value-type="string" calcext:value-type="string">
            <text:p>"us-alssd.html"</text:p>
          </table:table-cell>
          <table:table-cell office:value-type="string" calcext:value-type="string">
            <text:p>Southside</text:p>
          </table:table-cell>
        </table:table-row>
        <table:table-row table:style-name="ro1">
          <table:table-cell office:value-type="string" calcext:value-type="string">
            <text:p>"us-alsts.html"</text:p>
          </table:table-cell>
          <table:table-cell office:value-type="string" calcext:value-type="string">
            <text:p>Satsuma</text:p>
          </table:table-cell>
        </table:table-row>
        <table:table-row table:style-name="ro1">
          <table:table-cell office:value-type="string" calcext:value-type="string">
            <text:p>"us-alsyl.html"</text:p>
          </table:table-cell>
          <table:table-cell office:value-type="string" calcext:value-type="string">
            <text:p>Sylacauga</text:p>
          </table:table-cell>
        </table:table-row>
        <table:table-row table:style-name="ro1">
          <table:table-cell office:value-type="string" calcext:value-type="string">
            <text:p>"us-altal.html"</text:p>
          </table:table-cell>
          <table:table-cell office:value-type="string" calcext:value-type="string">
            <text:p>Tallassee</text:p>
          </table:table-cell>
        </table:table-row>
        <table:table-row table:style-name="ro1">
          <table:table-cell office:value-type="string" calcext:value-type="string">
            <text:p>"us-altdg.html"</text:p>
          </table:table-cell>
          <table:table-cell office:value-type="string" calcext:value-type="string">
            <text:p>Talladega</text:p>
          </table:table-cell>
        </table:table-row>
        <table:table-row table:style-name="ro1">
          <table:table-cell office:value-type="string" calcext:value-type="string">
            <text:p>"us-althv.html"</text:p>
          </table:table-cell>
          <table:table-cell office:value-type="string" calcext:value-type="string">
            <text:p>Thomasville</text:p>
          </table:table-cell>
        </table:table-row>
        <table:table-row table:style-name="ro1">
          <table:table-cell office:value-type="string" calcext:value-type="string">
            <text:p>"us-altro.html"</text:p>
          </table:table-cell>
          <table:table-cell office:value-type="string" calcext:value-type="string">
            <text:p>Troy</text:p>
          </table:table-cell>
        </table:table-row>
        <table:table-row table:style-name="ro1">
          <table:table-cell office:value-type="string" calcext:value-type="string">
            <text:p>“us-altru.html"</text:p>
          </table:table-cell>
          <table:table-cell office:value-type="string" calcext:value-type="string">
            <text:p>Trussville</text:p>
          </table:table-cell>
        </table:table-row>
        <table:table-row table:style-name="ro1">
          <table:table-cell office:value-type="string" calcext:value-type="string">
            <text:p>"us-altsk.html"</text:p>
          </table:table-cell>
          <table:table-cell office:value-type="string" calcext:value-type="string">
            <text:p>Tuskegee</text:p>
          </table:table-cell>
        </table:table-row>
        <table:table-row table:style-name="ro1">
          <table:table-cell office:value-type="string" calcext:value-type="string">
            <text:p>"us-altus.html"</text:p>
          </table:table-cell>
          <table:table-cell office:value-type="string" calcext:value-type="string">
            <text:p>Tuscaloosa</text:p>
          </table:table-cell>
        </table:table-row>
        <table:table-row table:style-name="ro1">
          <table:table-cell office:value-type="string" calcext:value-type="string">
            <text:p>"us-aluns.html"</text:p>
          </table:table-cell>
          <table:table-cell office:value-type="string" calcext:value-type="string">
            <text:p>Union Springs</text:p>
          </table:table-cell>
        </table:table-row>
        <table:table-row table:style-name="ro1">
          <table:table-cell office:value-type="string" calcext:value-type="string">
            <text:p>"us-alvan.html"</text:p>
          </table:table-cell>
          <table:table-cell office:value-type="string" calcext:value-type="string">
            <text:p>Vance</text:p>
          </table:table-cell>
        </table:table-row>
        <table:table-row table:style-name="ro1">
          <table:table-cell office:value-type="string" calcext:value-type="string">
            <text:p>"us-alvlg.html"</text:p>
          </table:table-cell>
          <table:table-cell office:value-type="string" calcext:value-type="string">
            <text:p>Valley Grande</text:p>
          </table:table-cell>
        </table:table-row>
        <table:table-row table:style-name="ro1">
          <table:table-cell office:value-type="string" calcext:value-type="string">
            <text:p>"us-alvll.html"</text:p>
          </table:table-cell>
          <table:table-cell office:value-type="string" calcext:value-type="string">
            <text:p>Valley</text:p>
          </table:table-cell>
        </table:table-row>
        <table:table-row table:style-name="ro1">
          <table:table-cell office:value-type="string" calcext:value-type="string">
            <text:p>"us-alvvh.html"</text:p>
          </table:table-cell>
          <table:table-cell office:value-type="string" calcext:value-type="string">
            <text:p>Vestavia Hills</text:p>
          </table:table-cell>
        </table:table-row>
        <table:table-row table:style-name="ro1">
          <table:table-cell office:value-type="string" calcext:value-type="string">
            <text:p>"us-alwea.html"</text:p>
          </table:table-cell>
          <table:table-cell office:value-type="string" calcext:value-type="string">
            <text:p>Weaver</text:p>
          </table:table-cell>
        </table:table-row>
        <table:table-row table:style-name="ro1">
          <table:table-cell office:value-type="string" calcext:value-type="string">
            <text:p>"us-alwet.html"</text:p>
          </table:table-cell>
          <table:table-cell office:value-type="string" calcext:value-type="string">
            <text:p>Wetumpka</text:p>
          </table:table-cell>
        </table:table-row>
        <table:table-row table:style-name="ro1">
          <table:table-cell office:value-type="string" calcext:value-type="string">
            <text:p>"us-alwnf.html"</text:p>
          </table:table-cell>
          <table:table-cell office:value-type="string" calcext:value-type="string">
            <text:p>Winfield</text:p>
          </table:table-cell>
        </table:table-row>
        <table:table-row table:style-name="ro1">
          <table:table-cell office:value-type="string" calcext:value-type="string">
            <text:p>&lt;LI&gt; &lt;A HREF="us-ak-ae.html"&gt;Aleutians East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an.html"&gt;Anchorage Municipalit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bb.html"&gt;Bristol Bay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dn.html"&gt;Denali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fn.html"&gt;Fairbanks North Star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ha.html"&gt;Haines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ju.html"&gt;Juneau Borough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kp.html"&gt;Kenai Peninsula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ke.html"&gt;Ketchikan Gateway Borough&lt;/A&gt; <text:s/>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ki.html"&gt;Kodiak Island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lp.html"&gt;Lake and Peninsula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ms.html"&gt;Matanuska-Susitna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ns.html"&gt;North Slope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nw.html"&gt;Northwest Arctic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st.html"&gt;Sitka Borough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sk.html"&gt;Skagway Borough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ub.html"&gt;Unorganized Borough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wra.html"&gt;Wrangall Borough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yk.html"&gt;Yakutat Borough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/TR&gt;</text:p>
          </table:table-cell>
          <table:table-cell/>
        </table:table-row>
        <table:table-row table:style-name="ro1">
          <table:table-cell office:value-type="string" calcext:value-type="string">
            <text:p>&lt;/TABLE&gt;</text:p>
          </table:table-cell>
          <table:table-cell/>
        </table:table-row>
        <table:table-row table:style-name="ro1">
          <table:table-cell office:value-type="string" calcext:value-type="string">
            <text:p>&lt;/P&gt;</text:p>
          </table:table-cell>
          <table:table-cell/>
        </table:table-row>
        <table:table-row table:style-name="ro1">
          <table:table-cell office:value-type="string" calcext:value-type="string">
            <text:p>&lt;HR&gt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&lt;P&gt;&lt;B&gt;&lt;I&gt;Municipal flags:&lt;/I&gt;&lt;/B&gt;&lt;BR&gt;</text:p>
          </table:table-cell>
          <table:table-cell/>
        </table:table-row>
        <table:table-row table:style-name="ro1">
          <table:table-cell office:value-type="string" calcext:value-type="string">
            <text:p>&lt;TABLE BORDER=0&gt;</text:p>
          </table:table-cell>
          <table:table-cell/>
        </table:table-row>
        <table:table-row table:style-name="ro1">
          <table:table-cell office:value-type="string" calcext:value-type="string">
            <text:p>&lt;TR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Akutan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Aniak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adk.html"&gt;Adak&lt;/a&gt; &lt;IMG SRC="../misc/fis_nofl.gif" BORDER=0 HEIGHT=15 WIDTH=20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LI&gt; Alakanuk &lt;IMG SRC="../misc/fis_nofl.gif" BORDER=0 HEIGHT=15 WIDTH=20&gt;</text:p>
          </table:table-cell>
        </table:table-row>
        <table:table-row table:style-name="ro1">
          <table:table-cell office:value-type="string" calcext:value-type="string">
            <text:p>&lt;LI&gt; Aleknagik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Atka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Atqasuk &lt;IMG SRC="../misc/fis_nofl.gif" BORDER=0 HEIGHT=15 WIDTH=20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LI&gt; &lt;A HREF="us-akbar.html"&gt;Barrow&lt;/A&gt;</text:p>
          </table:table-cell>
        </table:table-row>
        <table:table-row table:style-name="ro1">
          <table:table-cell office:value-type="string" calcext:value-type="string">
            <text:p>&lt;LI&gt; &lt;A HREF="us-akbth.html"&gt;Bethel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Buckland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Brevig Mission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Butte-Unincorporated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Bethel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Cordova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Craig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Cold Bay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Chugiak-Unincorporated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Chugachmiut-Unincorporated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Coffman Cove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Clark's Point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Delta Junction</text:p>
          </table:table-cell>
          <table:table-cell office:value-type="string" calcext:value-type="string">
            <text:p>&lt;IMG SRC="../misc/fis_nofl.gif" BORDER=0 HEIGHT=15 WIDTH=20&gt;</text:p>
          </table:table-cell>
        </table:table-row>
        <table:table-row table:style-name="ro1">
          <table:table-cell office:value-type="string" calcext:value-type="string">
            <text:p>&lt;LI&gt; Diomede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Eagle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Elim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Eagle River-Unincorporated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Egegik &lt;IMG SRC="../misc/fis_nofl.gif" BORDER=0 HEIGHT=15 WIDTH=20&gt;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Fort Yukon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False Pass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fbk.html"&gt;Fairbanks&lt;/A&gt; <text:s/>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Galena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Gulkana-Unincorporated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Gustavus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hom.html"&gt;Homer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hoo.html"&gt;Hooper Bay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hou.html"&gt;Housto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Kachemak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Kake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Kaltag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Kasaan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kna.html"&gt;Kenai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ket.html"&gt;Ketchika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Kiana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Kivalina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kod.html"&gt;Kodiak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Kotzebue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Kupreanof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Larsen Bay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Lime-Unincorporated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McGrath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Moose Pass-Unincorporated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Nikiski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np.html"&gt;North Pol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Nulato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Ouzinkie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pal.html"&gt;Palmer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Petersburg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Port Lions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Pilot Point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Port Alexander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Quinhagak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Sand Point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Saxman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sew.html"&gt;Seward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-st.html"&gt;Sitk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sol.html"&gt;Soldotna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Tenakee Springs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thb.html"&gt;Thorne Ba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Tok-Unincorporated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Unalaska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val.html"&gt;Valdez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kwas.html"&gt;Wasilla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White Mountain</text:p>
          </table:table-cell>
          <table:table-cell/>
        </table:table-row>
        <table:table-row table:style-name="ro1">
          <table:table-cell office:value-type="string" calcext:value-type="string">
            <text:p>&lt;LI&gt; &lt;A HREF="us-akwra.html"&gt;Wrangell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aa.html"&gt;Apache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co.html"&gt;Cochise Count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cc.html"&gt;Coconino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gi.html"&gt;Gila County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gr.html"&gt;Graham County&lt;/A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gl.html"&gt;Greenlee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lp.html"&gt;La Paz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mr.html"&gt;Maricopa Count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mh.html"&gt;Mohave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nv.html"&gt;Navajo County&lt;/A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"top"&gt;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pm.html"&gt;Pima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pn.html"&gt;Pinal County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sz.html"&gt;Santa Cruz County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yv.html"&gt;Yavapai County&lt;/A&gt;</text:p>
          </table:table-cell>
          <table:table-cell/>
        </table:table-row>
        <table:table-row table:style-name="ro1">
          <table:table-cell office:value-type="string" calcext:value-type="string">
            <text:p>&lt;IMG SRC="../misc/fis_norm.gif" BORDER=0 HEIGHT=15 WIDTH=20&gt;&lt;LI&gt; &lt;A HREF="us-az-yu.html"&gt;Yuma County&lt;/A&gt;</text:p>
          </table:table-cell>
          <table:table-cell/>
        </table:table-row>
        <table:table-row table:style-name="ro1">
          <table:table-cell office:value-type="string" calcext:value-type="string">
            <text:p>&lt;IMG SRC="../misc/fis_norm.gif" BORDER=0 HEIGHT=15 WIDTH=20&gt;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/TR&gt;</text:p>
          </table:table-cell>
          <table:table-cell/>
        </table:table-row>
        <table:table-row table:style-name="ro1">
          <table:table-cell office:value-type="string" calcext:value-type="string">
            <text:p>&lt;/TABLE&gt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&lt;P&gt;&lt;B&gt;&lt;I&gt;Municipal flags:&lt;/I&gt;&lt;/B&gt;&lt;BR&gt;</text:p>
          </table:table-cell>
          <table:table-cell/>
        </table:table-row>
        <table:table-row table:style-name="ro1">
          <table:table-cell office:value-type="string" calcext:value-type="string">
            <text:p>&lt;TABLE&gt;</text:p>
          </table:table-cell>
          <table:table-cell/>
        </table:table-row>
        <table:table-row table:style-name="ro1">
          <table:table-cell office:value-type="string" calcext:value-type="string">
            <text:p>&lt;TR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aju.html"&gt;Apache Junctio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avo.html"&gt;Avondal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ben.html"&gt;Benso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bis.html"&gt;Bisbe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buc.html"&gt;Buckey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bul.html"&gt;Bullhead Cit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cfr.html"&gt;Carefre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csg.html"&gt;Casa Grande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cvc.html"&gt;Cave Creek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ch.html"&gt;Chandler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cv.html"&gt;Chino Valle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clk.html"&gt;Clarkdal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clf.html"&gt;Clifto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clg.html"&gt;Coolidge&lt;/A&gt; &lt;IMG SRC="../misc/fis_norm.gif" border=0 height=15 width=20&gt;&lt;LI&gt; &lt;A HREF="us-azcwd.html"&gt;Cottonwoo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dou.html"&gt;Dougla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dun.html"&gt;Dunca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elm.html"&gt;El Mirage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ely.html"&gt;Eloy&lt;/A&gt; &lt;IMG SRC="../misc/fis_nofl.gif" border=0 height=15 width=20&gt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flg.html"&gt;Flagstaff&lt;/A&gt;</text:p>
          </table:table-cell>
          <table:table-cell office:value-type="string" calcext:value-type="string">
            <text:p>&lt;IMG SRC="../misc/fis_norm.gif" border=0 height=15 width=20&gt;</text:p>
          </table:table-cell>
        </table:table-row>
        <table:table-row table:style-name="ro1">
          <table:table-cell office:value-type="string" calcext:value-type="string">
            <text:p>&lt;LI&gt; &lt;A HREF="us-azflo.html"&gt;Florence&lt;/A&gt;</text:p>
          </table:table-cell>
          <table:table-cell office:value-type="string" calcext:value-type="string">
            <text:p>&lt;IMG SRC="../misc/fis_norm.gif" border=0 height=15 width=20&gt;</text:p>
          </table:table-cell>
        </table:table-row>
        <table:table-row table:style-name="ro1">
          <table:table-cell office:value-type="string" calcext:value-type="string">
            <text:p>&lt;LI&gt; &lt;A HREF="us-azfhl.html"&gt;Fountain Hills&lt;/A&gt;</text:p>
          </table:table-cell>
          <table:table-cell office:value-type="string" calcext:value-type="string">
            <text:p>&lt;IMG SRC="../misc/fis_norm.gif" border=0 height=15 width=20&gt;</text:p>
          </table:table-cell>
        </table:table-row>
        <table:table-row table:style-name="ro1">
          <table:table-cell office:value-type="string" calcext:value-type="string">
            <text:p>&lt;LI&gt; &lt;A HREF="us-azglb.html"&gt;Gilbert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gld.html"&gt;Glendal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glo.html"&gt;Glob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gcy.html"&gt;Gold Canyo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gdy.html"&gt;Goodyear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grc.html"&gt;Grand Canyo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glp.html"&gt;Guadalup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hol.html"&gt;Holbrook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kny.html"&gt;Kearn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kmn.html"&gt;Kingma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lhv.html"&gt;Lake Havasu City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lpk.html"&gt;Litchfield Park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mrn.html"&gt;Marana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mcp.html"&gt;Maricopa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mes.html"&gt;Mesa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mia.html"&gt;Miami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ngl.html"&gt;Nogale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ov.html"&gt;Oro Valle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prd.html"&gt;Paradise Valle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pkr.html"&gt;Parker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peo.html"&gt;Peoria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px.html"&gt;Phoenix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pma.html"&gt;Pima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prs.html"&gt;Prescott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prv.html"&gt;Prescott Valle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qtz.html"&gt;Quartzsit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qc.html"&gt;Queen Creek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glo.html"&gt;Glob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ff.html"&gt;Safford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tj.html"&gt;St. Johns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lu.html"&gt;San Luis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sc.html"&gt;Scottsdal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sd.html"&gt;Sedona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hl.html"&gt;Show Low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sv.html"&gt;Sierra Vista&lt;/A&gt;&amp;nbsp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mt.html"&gt;Somerto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tn.html"&gt;South Tucso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pv.html"&gt;Springerville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va.html"&gt;Star Valle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un.html"&gt;Sun City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cw.html"&gt;Sun City West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sup.html"&gt;Superior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sp.html"&gt;Surpris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tay.html"&gt;Taylor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tm.html"&gt;Temp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tht.html"&gt;Thatcher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tll.html"&gt;Tolleson&lt;/A&gt;</text:p>
          </table:table-cell>
          <table:table-cell office:value-type="string" calcext:value-type="string">
            <text:p>&lt;IMG SRC="../misc/fis_norm.gif" border=0 height=15 width=20&gt;</text:p>
          </table:table-cell>
        </table:table-row>
        <table:table-row table:style-name="ro1">
          <table:table-cell office:value-type="string" calcext:value-type="string">
            <text:p>&lt;LI&gt; &lt;A HREF="us-aztmb.html"&gt;Tombstone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-ts.html"&gt;Tucso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tus.html"&gt;Tusaya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wel.html"&gt;Wellton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wkb.html"&gt;Wickenburg&lt;/A&gt; &lt;IMG SRC="../misc/fis_nofl.gif" border=0 height=15 width=20&gt;?</text:p>
          </table:table-cell>
          <table:table-cell/>
        </table:table-row>
        <table:table-row table:style-name="ro1">
          <table:table-cell office:value-type="string" calcext:value-type="string">
            <text:p>&lt;LI&gt; &lt;A HREF="us-azwcx.html"&gt;Willcox&lt;/A&gt; </text:p>
          </table:table-cell>
          <table:table-cell/>
        </table:table-row>
        <table:table-row table:style-name="ro1">
          <table:table-cell office:value-type="string" calcext:value-type="string">
            <text:p>&lt;LI&gt; &lt;A HREF="us-azwll.html"&gt;Williams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wnk.html"&gt;Winkelma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win.html"&gt;Winslow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ygt.html"&gt;Youngtow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zyum.html"&gt;Yuma&lt;/A&gt; &lt;IMG SRC="../misc/fis_norm.gif" border=0 height=15 width=20&gt;&lt;/UL&gt;</text:p>
          </table:table-cell>
          <table:table-cell/>
        </table:table-row>
        <table:table-row table:style-name="ro1">
          <table:table-cell office:value-type="string" calcext:value-type="string">
            <text:p>&lt;LI&gt; Arkansas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as.html"&gt;Ashley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ba.html"&gt;Baxter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be.html"&gt;Benton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bo.html"&gt;Boone County&lt;/A&gt;</text:p>
          </table:table-cell>
          <table:table-cell/>
        </table:table-row>
        <table:table-row table:style-name="ro1">
          <table:table-cell office:value-type="string" calcext:value-type="string">
            <text:p>&lt;LI&gt; Bradley County</text:p>
          </table:table-cell>
          <table:table-cell/>
        </table:table-row>
        <table:table-row table:style-name="ro1">
          <table:table-cell office:value-type="string" calcext:value-type="string">
            <text:p>&lt;LI&gt; Calhoun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ca.html"&gt;Carroll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cl.html"&gt;Clark Count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Clay County</text:p>
          </table:table-cell>
          <table:table-cell/>
        </table:table-row>
        <table:table-row table:style-name="ro1">
          <table:table-cell office:value-type="string" calcext:value-type="string">
            <text:p>&lt;LI&gt; Cleburne County</text:p>
          </table:table-cell>
          <table:table-cell/>
        </table:table-row>
        <table:table-row table:style-name="ro1">
          <table:table-cell office:value-type="string" calcext:value-type="string">
            <text:p>&lt;LI&gt; Cleveland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cm.html"&gt;Columbia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co.html"&gt;Conway Count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ch.html"&gt;Craighead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cw.html"&gt;Crawford Count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cr.html"&gt;Crittende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cs.html"&gt;Cross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Dallas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de.html"&gt;Desha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dr.html"&gt;Drew County&lt;/A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fa.html"&gt;Faulkner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Franklin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fu.html"&gt;Fulto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ga.html"&gt;Garland County&lt;/A&gt;</text:p>
          </table:table-cell>
          <table:table-cell/>
        </table:table-row>
        <table:table-row table:style-name="ro1">
          <table:table-cell office:value-type="string" calcext:value-type="string">
            <text:p>&lt;LI&gt; Grant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gr.html"&gt;Greene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fr.html"&gt;Franklin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he.html"&gt;Hempstead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hs.html"&gt;Hot Spring County&lt;/A&gt;</text:p>
          </table:table-cell>
          <table:table-cell/>
        </table:table-row>
        <table:table-row table:style-name="ro1">
          <table:table-cell office:value-type="string" calcext:value-type="string">
            <text:p>&lt;LI&gt; Howard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in.html"&gt;Independence County&lt;/a&gt;</text:p>
          </table:table-cell>
          <table:table-cell/>
        </table:table-row>
        <table:table-row table:style-name="ro1">
          <table:table-cell office:value-type="string" calcext:value-type="string">
            <text:p>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iz.html"&gt;Izard County&lt;/a&gt;</text:p>
          </table:table-cell>
          <table:table-cell/>
        </table:table-row>
        <table:table-row table:style-name="ro1">
          <table:table-cell office:value-type="string" calcext:value-type="string">
            <text:p>&lt;LI&gt; Jackson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je.html"&gt;Jefferson County&lt;/A&gt;</text:p>
          </table:table-cell>
          <table:table-cell/>
        </table:table-row>
        <table:table-row table:style-name="ro1">
          <table:table-cell office:value-type="string" calcext:value-type="string">
            <text:p>&lt;LI&gt; Johnson County</text:p>
          </table:table-cell>
          <table:table-cell/>
        </table:table-row>
        <table:table-row table:style-name="ro1">
          <table:table-cell office:value-type="string" calcext:value-type="string">
            <text:p>&lt;LI&gt; Lafayette County</text:p>
          </table:table-cell>
          <table:table-cell/>
        </table:table-row>
        <table:table-row table:style-name="ro1">
          <table:table-cell office:value-type="string" calcext:value-type="string">
            <text:p>&lt;LI&gt; Lawrence County</text:p>
          </table:table-cell>
          <table:table-cell/>
        </table:table-row>
        <table:table-row table:style-name="ro1">
          <table:table-cell office:value-type="string" calcext:value-type="string">
            <text:p>&lt;LI&gt; Lee County</text:p>
          </table:table-cell>
          <table:table-cell/>
        </table:table-row>
        <table:table-row table:style-name="ro1">
          <table:table-cell office:value-type="string" calcext:value-type="string">
            <text:p>&lt;LI&gt; Lincoln County</text:p>
          </table:table-cell>
          <table:table-cell/>
        </table:table-row>
        <table:table-row table:style-name="ro1">
          <table:table-cell office:value-type="string" calcext:value-type="string">
            <text:p>&lt;LI&gt; Little River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lg.html"&gt;Loga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lk.html"&gt;Lonoke County</text:p>
          </table:table-cell>
          <table:table-cell/>
        </table:table-row>
        <table:table-row table:style-name="ro1">
          <table:table-cell office:value-type="string" calcext:value-type="string">
            <text:p>&lt;/A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md.html"&gt;Madison County&lt;/A&gt;</text:p>
          </table:table-cell>
          <table:table-cell/>
        </table:table-row>
        <table:table-row table:style-name="ro1">
          <table:table-cell office:value-type="string" calcext:value-type="string">
            <text:p>&lt;LI&gt; Marion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mi.html"&gt;Miller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ms.html"&gt;Mississippi County&lt;/A&gt; &lt;img border="0" height="15" src="../misc/fis_norm.gif" width="20"&gt;&lt;LI&gt; Monroe County</text:p>
          </table:table-cell>
          <table:table-cell/>
        </table:table-row>
        <table:table-row table:style-name="ro1">
          <table:table-cell office:value-type="string" calcext:value-type="string">
            <text:p>&lt;LI&gt; Montgomery County&amp;nbsp;</text:p>
          </table:table-cell>
          <table:table-cell/>
        </table:table-row>
        <table:table-row table:style-name="ro1">
          <table:table-cell office:value-type="string" calcext:value-type="string">
            <text:p>&lt;LI&gt; Nevada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nw.html"&gt;Newto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ou.html"&gt;Ouachita County&lt;/A&gt;</text:p>
          </table:table-cell>
          <table:table-cell/>
        </table:table-row>
        <table:table-row table:style-name="ro1">
          <table:table-cell office:value-type="string" calcext:value-type="string">
            <text:p>&lt;LI&gt; Perry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ph.html"&gt;Phillips County&lt;/A&gt;</text:p>
          </table:table-cell>
          <table:table-cell/>
        </table:table-row>
        <table:table-row table:style-name="ro1">
          <table:table-cell office:value-type="string" calcext:value-type="string">
            <text:p>&lt;LI&gt; Pike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po.html"&gt;Poinsett County&lt;/A&gt; </text:p>
          </table:table-cell>
          <table:table-cell/>
        </table:table-row>
        <table:table-row table:style-name="ro1">
          <table:table-cell office:value-type="string" calcext:value-type="string">
            <text:p>&lt;LI&gt; Polk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pp.html"&gt;Pope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pr.html"&gt;Prairie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pu.html"&gt;Pulaski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ra.html"&gt;Randolph County&lt;/A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sf.html"&gt;St. Francis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sa.html"&gt;Saline County&lt;/A&gt; </text:p>
          </table:table-cell>
          <table:table-cell/>
        </table:table-row>
        <table:table-row table:style-name="ro1">
          <table:table-cell office:value-type="string" calcext:value-type="string">
            <text:p>&lt;LI&gt; Scott County</text:p>
          </table:table-cell>
          <table:table-cell/>
        </table:table-row>
        <table:table-row table:style-name="ro1">
          <table:table-cell office:value-type="string" calcext:value-type="string">
            <text:p>&lt;LI&gt; Searcy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sb.html"&gt;Sebastian County&lt;/A&gt;</text:p>
          </table:table-cell>
          <table:table-cell/>
        </table:table-row>
        <table:table-row table:style-name="ro1">
          <table:table-cell office:value-type="string" calcext:value-type="string">
            <text:p>&lt;LI&gt; Sevier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sh.html"&gt;Sharp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st.html"&gt;Stone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un.html"&gt;Unio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vb.html"&gt;Van Bure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wa.html"&gt;Washingto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wc.html"&gt;White County&lt;/A&gt;&amp;nbsp;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White County</text:p>
          </table:table-cell>
          <table:table-cell/>
        </table:table-row>
        <table:table-row table:style-name="ro1">
          <table:table-cell office:value-type="string" calcext:value-type="string">
            <text:p>&lt;LI&gt; Woodruff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ar-ye.html"&gt;Yell County&lt;/A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/TR&gt;</text:p>
          </table:table-cell>
          <table:table-cell/>
        </table:table-row>
        <table:table-row table:style-name="ro1">
          <table:table-cell office:value-type="string" calcext:value-type="string">
            <text:p>&lt;/TABLE&gt;</text:p>
          </table:table-cell>
          <table:table-cell/>
        </table:table-row>
        <table:table-row table:style-name="ro1">
          <table:table-cell office:value-type="string" calcext:value-type="string">
            <text:p>&lt;/P&gt;</text:p>
          </table:table-cell>
          <table:table-cell/>
        </table:table-row>
        <table:table-row table:style-name="ro1">
          <table:table-cell office:value-type="string" calcext:value-type="string">
            <text:p>&lt;HR&gt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&lt;P&gt;&lt;B&gt;&lt;I&gt;Municipal flags:&lt;/I&gt;&lt;/B&gt;&lt;BR&gt;</text:p>
          </table:table-cell>
          <table:table-cell/>
        </table:table-row>
        <table:table-row table:style-name="ro1">
          <table:table-cell office:value-type="string" calcext:value-type="string">
            <text:p>&lt;TABLE BORDER="0"&gt;</text:p>
          </table:table-cell>
          <table:table-cell/>
        </table:table-row>
        <table:table-row table:style-name="ro1">
          <table:table-cell office:value-type="string" calcext:value-type="string">
            <text:p>&lt;TR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ami.html"&gt;Ami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ark.html"&gt;Arkadelphia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ash.html"&gt;Ash Flat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bau.html"&gt;Bauxit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bat.html"&gt;Batesvill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bb.html"&gt;Beebe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bva.html"&gt;Bella Vista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ben.html"&gt;Bentonville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beh.html"&gt;Bethel Heights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bly.html"&gt;Blytheville&lt;/a&gt;&lt;LI&gt; &lt;A HREF="us-arbon.html"&gt;Bono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boo.html"&gt;Boonevill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bry.html"&gt;Bryant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cab.html"&gt;Cabot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cam.html"&gt;Camde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cen.html"&gt;Centert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ckv.html"&gt;Cherokee Village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cli.html"&gt;Clint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cwy.html"&gt;Conwa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dan.html"&gt;Danvill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du.html"&gt;Dumas&lt;/A&gt;&amp;nbsp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edo.html"&gt;El Dorad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elk.html"&gt;Elkin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far.html"&gt;Farmingt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fyv.html"&gt;Fayetteville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for.html"&gt;Forrest Ci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fs.html"&gt;Fort Smith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gas.html"&gt;Gassvill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gen.html"&gt;Gentr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gos.html"&gt;Goshe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gra.html"&gt;Gravett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grb.html"&gt;Greenbrier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grw.html"&gt;Greenwood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ham.html"&gt;Hamburg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har.html"&gt;Harris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haz.html"&gt;Haze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hwh.html"&gt;Helena-West Helen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ho.html"&gt;Hop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hts.html"&gt;Hot Springs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jac.html"&gt;Jacksonville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joh.html"&gt;Johns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jnb.html"&gt;Jonesboro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lkc.html"&gt;Lake Ci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-lr.html"&gt;Little Rock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lll.html"&gt;Lowell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mag.html"&gt;Magnoli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mlv.html"&gt;Malver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mrn.html"&gt;Mari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mtr.html"&gt;Marked Tree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mau.html"&gt;Maumelle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mel.html"&gt;Melbourn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mnt.html"&gt;Monticello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mrl.html"&gt;Morrilt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mtv.html"&gt;Mountain View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nlr.html"&gt;North Little Rock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osc.html"&gt;Osceola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prg.html"&gt;Paragould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pea.html"&gt;Pea Ridg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pib.html"&gt;Pine Bluff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pch.html"&gt;Pocahontas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pot.html"&gt;Pottsvill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rog.html"&gt;Rogers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rus.html"&gt;Russellville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sea.html"&gt;Searc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she.html"&gt;Sherwood&lt;/A&gt; &lt;img border="0" height="15" src="../misc/fis_norm.gif" width="20"&gt;&lt;LI&gt; &lt;A HREF="us-arsss.html"&gt;Siloam Springs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spd.html"&gt;Springdale&lt;/A&gt; &lt;img border="0" height="15" src="../misc/fis_nofl.gif" width="20"&gt;&amp;nbsp;</text:p>
          </table:table-cell>
          <table:table-cell/>
        </table:table-row>
        <table:table-row table:style-name="ro1">
          <table:table-cell office:value-type="string" calcext:value-type="string">
            <text:p>&lt;LI&gt; &lt;A HREF="us-artex.html"&gt;Texarkana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vbu.html"&gt;Van Bure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vil.html"&gt;Viloni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arwme.html"&gt;West Memphis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de.html"&gt;Adelant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ac.html"&gt;Alamed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ay.html"&gt;Albany&lt;/A&gt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lh.html"&gt;Alhambr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lv.html"&gt;Aliso Viejo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lt.html"&gt;Altaden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ma.html"&gt;Amador City&lt;/A&gt; &lt;IMG border="0" src="../misc/fis_nofl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na.html"&gt;Anaheim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na.html"&gt;Anderson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ng.html"&gt;Angwi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gc.html"&gt;Angels Camp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nt.html"&gt;Antioch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pp.html"&gt;Apple Valle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rc.html"&gt;Arcadia&lt;/A&gt; <text:s/>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rt.html"&gt;Arcat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re.html"&gt;Artesi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rv.html"&gt;Arvin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th.html"&gt;Athert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rr.html"&gt;Arroyo Grand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ta.html"&gt;Atascader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tw.html"&gt;Atwater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vl.html"&gt;Aval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ve.html"&gt;Avenal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zu.html"&gt;Azus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bk.html"&gt;Bakersfiel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lp.html"&gt;Baldwin Park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an.html"&gt;Banning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sw.html"&gt;Barstow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ea.html"&gt;Beaumont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ll.html"&gt;Bell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lf.html"&gt;Bellflower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lg.html"&gt;Bell Gardens&lt;/A&gt; &lt;IMG border="0" src="../misc/fis_norm.gif" width="20" height="15"&gt;&lt;LI&gt; &lt;A HREF="us-cabel.html"&gt;Belmont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lv.html"&gt;Belveder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nc.html"&gt;Beneci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er.html"&gt;Berkeley&lt;/A&gt; &lt;IMG border="0" src="../misc/fis_nofl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eh.html"&gt;Beverly Hills&lt;/A&gt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bl.html"&gt;Big Bear Lak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gg.html"&gt;Bigg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is.html"&gt;Bishop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ly.html"&gt;Blythe&lt;/A&gt; &lt;IMG border="0" src="../misc/fis_nofl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od.html"&gt;Bodi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rw.html"&gt;Brawle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re.html"&gt;Bre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wd.html"&gt;Brentwoo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rb.html"&gt;Brisban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ue.html"&gt;Buellton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up.html"&gt;Buena Park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bk.html"&gt;Burbank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bur.html"&gt;Burlingam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cb.html"&gt;Calabasa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lx.html"&gt;Calexic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ac.html"&gt;California Cit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lm.html"&gt;Calimesa&lt;/A&gt;&lt;LI&gt; &lt;A HREF="us-cacll.html"&gt;Camarill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mp.html"&gt;Campbell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lk.html"&gt;Canyon Lake&lt;/A&gt; &lt;IMG border="0" src="../misc/fis_nofl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pt.html"&gt;Capitol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ar.html"&gt;Carlsba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rp.html"&gt;Carpinteri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cr.html"&gt;Carson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bs.html"&gt;Carmel-by-the-Se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th.html"&gt;Cathedral City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er.html"&gt;Cere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rr.html"&gt;Cerrito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hc.html"&gt;Chic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hi.html"&gt;Chin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hh.html"&gt;Chino Hill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ho.html"&gt;Chowchilla&lt;/A&gt; &lt;IMG border="0" src="../misc/fis_nofl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hv.html"&gt;Chula Vist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ih.html"&gt;Citrus Height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agc.html"&gt;City of Angel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lr.html"&gt;Claremont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la.html"&gt;Clayton&lt;/A&gt; &lt;IMG border="0" src="../misc/fis_nofl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rk.html"&gt;Clearlak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vd.html"&gt;Cloverdal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lo.html"&gt;Clovi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oa.html"&gt;Coachella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lg.html"&gt;Coaling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ol.html"&gt;Colfax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l2.html"&gt;Colm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lt.html"&gt;Colton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ol.html"&gt;Colus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om.html"&gt;Commerc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mn.html"&gt;Compt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cd.html"&gt;Concor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cn.html"&gt;Corcoran&lt;/A&gt; &lt;IMG border="0" src="../misc/fis_nofl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rn.html"&gt;Corning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or.html"&gt;Coron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co.html"&gt;Coronado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cm.html"&gt;Costa Mes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tt.html"&gt;Cotati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ov.html"&gt;Covin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re.html"&gt;Crescent Ci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cv.html"&gt;Crescenta Valle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ud.html"&gt;Cudah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ul.html"&gt;Culver Cit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up.html"&gt;Cupertin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cyp.html"&gt;Cypres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lc.html"&gt;Daly Cit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pt.html"&gt;Dana Point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av.html"&gt;Davi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lm.html"&gt;Del Mar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ro.html"&gt;Del Rey Oaks&lt;/A&gt; &lt;img border="0" src="../misc/fis_norm.gif" width="20" height="15"&gt; </text:p>
          </table:table-cell>
          <table:table-cell/>
        </table:table-row>
        <table:table-row table:style-name="ro1">
          <table:table-cell office:value-type="string" calcext:value-type="string">
            <text:p>&lt;LI&gt; &lt;A HREF="us-cadel.html"&gt;Delano&lt;/A&gt; </text:p>
          </table:table-cell>
          <table:table-cell/>
        </table:table-row>
        <table:table-row table:style-name="ro1">
          <table:table-cell office:value-type="string" calcext:value-type="string">
            <text:p>&lt;LI&gt; &lt;A HREF="us-cadsh.html"&gt;Desert Hot Springs&lt;/A&gt; </text:p>
          </table:table-cell>
          <table:table-cell/>
        </table:table-row>
        <table:table-row table:style-name="ro1">
          <table:table-cell office:value-type="string" calcext:value-type="string">
            <text:p>&lt;LI&gt; &lt;A HREF="us-ca-db.html"&gt;Diamond Bar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ix.html"&gt;Dix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or.html"&gt;Dorris&lt;/A&gt; &lt;IMG border="0" src="../misc/fis_nofl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pa.html"&gt;Dos Palo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ow.html"&gt;Downe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ua.html"&gt;Duart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ub.html"&gt;Dublin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dun.html"&gt;Dunsmuir&lt;/A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TOP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rk.html"&gt;Eagle Rock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pa.html"&gt;East Palo Alt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va.html"&gt;Eastval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cj.html"&gt;El Caj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ce.html"&gt;El Centr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cr.html"&gt;El Cerrit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gr.html"&gt;Elk Grov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lm.html"&gt;El Mont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pr.html"&gt;El Paso de Roble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sg.html"&gt;El Segund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nc.html"&gt;Encin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sn.html"&gt;Escal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sc.html"&gt;Escondid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tn.html"&gt;Etn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ur.html"&gt;Eurek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fd.html"&gt;Fairfiel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lm.html"&gt;Fillmor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rb.html"&gt;Firebaugh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ol.html"&gt;Folsom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nt.html"&gt;Fontan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tb.html"&gt;Fort Bragg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or.html"&gt;Fortun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os.html"&gt;Foster Ci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ov.html"&gt;Fountain Valle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fr.html"&gt;Fremont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re.html"&gt;Fresn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ful.html"&gt;Fullerton&lt;/A&gt; <text:s/>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al.html"&gt;Galt&lt;/A&gt; &lt;IMG border="0" src="../misc/fis_nofl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ga.html"&gt;Garden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gv.html"&gt;Garden Grov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gr.html"&gt;Gilro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ld.html"&gt;Glendale&lt;/A&gt; &lt;IMG border="0" src="../misc/fis_norm.gif" width="20" height="15"&gt;&amp;nbsp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dr.html"&gt;Glendora&lt;/A&gt; &lt;IMG border="0" src="../misc/fis_norm.gif" width="20" height="15"&gt;&amp;nbsp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ol.html"&gt;Golet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nz.html"&gt;Gonzale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rt.html"&gt;Grand Terrac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rv.html"&gt;Grass Valle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rf.html"&gt;Greenfiel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ri.html"&gt;Gridle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rb.html"&gt;Grover Beach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gus.html"&gt;Gustin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mb.html"&gt;Half Moon Ba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ag.html"&gt;Hawaiian Garden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aw.html"&gt;Hawthorn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hy.html"&gt;Haywar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ea.html"&gt;Healdsburg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hm.html"&gt;Hemet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er.html"&gt;Hermosa Beach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es.html"&gt;Hesperi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gh.html"&gt;Highlan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lb.html"&gt;Hillsborough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ol.html"&gt;Hollister&lt;/A&gt; &lt;IMG border="0" src="../misc/fis_nofl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ub.html"&gt;Huntington Beach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up.html"&gt;Huntington Park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hur.html"&gt;Hur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imp.html"&gt;Imperial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imb.html"&gt;Imperial Beach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inw.html"&gt;Indian Well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ind.html"&gt;Indi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inu.html"&gt;Industry&lt;/A&gt; &lt;IMG border="0" src="../misc/fis_norm.gif" width="20" height="15"&gt;&lt;LI&gt; &lt;A HREF="us-caing.html"&gt;Inglewoo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ion.html"&gt;Ion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irv.html"&gt;Irvin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isl.html"&gt;Islet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jck.html"&gt;Jackson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jot.html"&gt;Joshua Tre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jur.html"&gt;Jurupa Valle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ken.html"&gt;Kentfiel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ker.html"&gt;Kerma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kic.html"&gt;King Ci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cf.html"&gt;La Cañada Flintridge&lt;/A&gt; &lt;IMG border="0" src="../misc/fis_norm.gif" width="20" height="15"&gt;&lt;LI&gt; &lt;A HREF="us-calcm.html"&gt;La Crescenta - Montros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af.html"&gt;Lafayette 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gb.html"&gt;Laguna Beach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gn.html"&gt;Laguna Niguel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gw.html"&gt;Laguna Wood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ha.html"&gt;La Habra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hh.html"&gt;La Habra Height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el.html"&gt;Lake Elsinor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fo.html"&gt;Lake Forest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kw.html"&gt;Lakewoo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me.html"&gt;La Mesa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mi.html"&gt;La Mirada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nc.html"&gt;Lancaster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pa.html"&gt;La Palma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pu.html"&gt;La Puent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qn.html"&gt;La Quinta&lt;/A&gt; 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rk.html"&gt;Larkspur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at.html"&gt;Lathrop&lt;/A&gt; &lt;IMG border="0" src="../misc/fis_nofl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ver.html"&gt;La Vern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aw.html"&gt;Lawndale&lt;/A&gt; 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gr.html"&gt;Lemon Grov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em.html"&gt;Lemoor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in.html"&gt;Lincoln&lt;/A&gt; 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nd.html"&gt;Lindsa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lv.html"&gt;Livermore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iv.html"&gt;Livingst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od.html"&gt;Lodi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ol.html"&gt;Loma Lind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om.html"&gt;Lomit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mp.html"&gt;Lompoc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bh.html"&gt;Long Beach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oo.html"&gt;Loomis&lt;/A&gt; &lt;IMG border="0" src="../misc/fis_nofl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al.html"&gt;Los Alamito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as.html"&gt;Los Alto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ah.html"&gt;Los Altos Hill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a.html"&gt;Los Angeles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bn.html"&gt;Los Bano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ga.html"&gt;Los Gato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oy.html"&gt;Loyalt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lyn.html"&gt;Lynwoo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"top"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al.html"&gt;Malibu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hb.html"&gt;Manhattan Beach&lt;/A&gt; &lt;IMG border="0" src="../misc/fis_norm.gif" width="20" height="15"&gt;&lt;LI&gt; &lt;A HREF="us-caman.html"&gt;Mantec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ar.html"&gt;Marin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mz.html"&gt;Martinez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yv.html"&gt;Marysvill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ay.html"&gt;Maywoo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cf.html"&gt;McFarlan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en.html"&gt;Mendot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nf.html"&gt;Menife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pk.html"&gt;Menlo Park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rc.html"&gt;Merce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lb.html"&gt;Millbra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lv.html"&gt;Mill Valle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il.html"&gt;Milpita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vj.html"&gt;Mission Viej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ds.html"&gt;Modest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rv.html"&gt;Monrovi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tc.html"&gt;Montclair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tb.html"&gt;Montebell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on.html"&gt;Montecit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my.html"&gt;Monterey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yp.html"&gt;Monterey Park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ts.html"&gt;Monte Seren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oo.html"&gt;Moorpark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or.html"&gt;Morag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mv.html"&gt;Moreno Valley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oh.html"&gt;Morgan Hill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ro.html"&gt;Morro Bay&lt;/A&gt; &lt;IMG border="0" src="../misc/fis_norm.gif" width="20" height="15"&gt;&amp;nbsp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sl.html"&gt;Moss Landing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tv.html"&gt;Mountain View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sh.html"&gt;Mt. Shast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mur.html"&gt;Murrieta&lt;/A&gt; &lt;IMG border="0" src="../misc/fis_nofl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nap.html"&gt;Napa&lt;/A&gt; &lt;IMG border="0" src="../misc/fis_nofl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ntc.html"&gt;National Cit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nwk.html"&gt;Newark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npb.html"&gt;Newport Beach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nor.html"&gt;Norc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nov.html"&gt;Novato&lt;/A&gt; &lt;IMG border="0" src="../misc/fis_nofl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nrt.html"&gt;Northridg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nwa.html"&gt;Norwalk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oak.html"&gt;Oakdal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ok.html"&gt;Oakland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okl.html"&gt;Oakle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oce.html"&gt;Oceansid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oja.html"&gt;Ojai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ont.html"&gt;Ontari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ora.html"&gt;Orang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orl.html"&gt;Orind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orl.html"&gt;Orlan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oxn.html"&gt;Oxnard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cg.html"&gt;Pacific Grove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cf.html"&gt;Pacifica&lt;/A&gt; &lt;IMG border="0" src="../misc/fis_nofl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md.html"&gt;Palmdale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ad.html"&gt;Palm Desert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ms.html"&gt;Palm Springs&lt;/A&gt; &lt;IMG border="0" src="../misc/fis_norm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ao.html"&gt;Palo Alt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rd.html"&gt;Paradis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rl.html"&gt;Parlier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as.html"&gt;Pasaden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epr.html"&gt;Paso Roble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at.html"&gt;Patters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er.html"&gt;Perri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et.html"&gt;Petalum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rv.html"&gt;Pico River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in.html"&gt;Pinol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ib.html"&gt;Pismo Beach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pg.html"&gt;Pittsburg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lc.html"&gt;Placenti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la.html"&gt;Placervill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ph.html"&gt;Pleasant Hill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pt.html"&gt;Pleasanton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ly.html"&gt;Plymouth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aa.html"&gt;Point Aren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om.html"&gt;Pomon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tv.html"&gt;Portervill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hu.html"&gt;Port Huenem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por.html"&gt;Portol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pw.html"&gt;Poway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co.html"&gt;Rancho Cordov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cu.html"&gt;Rancho Cucamong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mr.html"&gt;Rancho Mirag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pv.html"&gt;Rancho Palos Verde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sm.html"&gt;Rancho Santa Margarit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bl.html"&gt;Red Bluff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dd.html"&gt;Redding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ed.html"&gt;Redland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eb.html"&gt;Redondo Beach&lt;/A&gt; &lt;IMG border="0" src="../misc/fis_norm.gif" width="20" height="15"&gt;&lt;LI&gt; &lt;A HREF="us-cardw.html"&gt;Redwood Ci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ee.html"&gt;Reedle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ia.html"&gt;Rialt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ic.html"&gt;Richmond&lt;/A&gt; &lt;IMG border="0" src="../misc/fis_norm.gif" width="20" height="15"&gt;&lt;LI&gt; &lt;A HREF="us-carid.html"&gt;Ridgecrest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de.html"&gt;Rio Dell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vi.html"&gt;Rio Vist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ip.html"&gt;Ripon&lt;/A&gt; &lt;IMG border="0" src="../misc/fis_nofl.gif" width="20" height="15" align="top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bk.html"&gt;Riverbank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rs.html"&gt;Riverside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oc.html"&gt;Rockli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op.html"&gt;Rohnert Park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md.html"&gt;Rosemea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ros.html"&gt;Roseville&lt;/A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"top"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cm.html"&gt;Sacrament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hl.html"&gt;Saint Helen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al.html"&gt;Salina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be.html"&gt;San Bernardino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br.html"&gt;San Brun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cs.html"&gt;San Carlo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cl.html"&gt;San Clemente&lt;/A&gt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nd.html"&gt;Sand City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sd.html"&gt;San Diego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dm.html"&gt;San Dima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fe.html"&gt;San Fernand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sf.html"&gt;San Francisco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gb.html"&gt;San Gabriel&lt;/A&gt;</text:p>
          </table:table-cell>
          <table:table-cell office:value-type="string" calcext:value-type="string">
            <text:p>&lt;IMG border="0" src="../misc/fis_norm.gif" width="20" height="15"&gt;</text:p>
          </table:table-cell>
        </table:table-row>
        <table:table-row table:style-name="ro1">
          <table:table-cell office:value-type="string" calcext:value-type="string">
            <text:p>&lt;LI&gt; &lt;A HREF="us-casng.html"&gt;Sanger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jac.html"&gt;San Jacinto&lt;/A&gt;</text:p>
          </table:table-cell>
          <table:table-cell office:value-type="string" calcext:value-type="string">
            <text:p>&lt;IMG border="0" src="../misc/fis_norm.gif" width="20" height="15"&gt;</text:p>
          </table:table-cell>
        </table:table-row>
        <table:table-row table:style-name="ro1">
          <table:table-cell office:value-type="string" calcext:value-type="string">
            <text:p>&lt;LI&gt; &lt;A HREF="us-ca-sj.html"&gt;San Jose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jb.html"&gt;San Juan Bautist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jc.html"&gt;San Juan Capistran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sl.html"&gt;San Leandro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lu.html"&gt;San Luis Obispo&lt;/A&gt;</text:p>
          </table:table-cell>
          <table:table-cell office:value-type="string" calcext:value-type="string">
            <text:p>&lt;IMG border="0" src="../misc/fis_norm.gif" width="20" height="15"&gt;</text:p>
          </table:table-cell>
        </table:table-row>
        <table:table-row table:style-name="ro1">
          <table:table-cell office:value-type="string" calcext:value-type="string">
            <text:p>&lt;LI&gt; &lt;A HREF="us-caxmr.html"&gt;San Marco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mn.html"&gt;San Marin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mt.html"&gt;San Mate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pb.html"&gt;San Pabl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rf.html"&gt;San Rafael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rm.html"&gt;San Ramon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aa.html"&gt;Santa An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sb.html"&gt;Santa Barbara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sc.html"&gt;Santa Clara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cr.html"&gt;Santa Clarita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cz.html"&gt;Santa Cruz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fs.html"&gt;Santa Fe Spring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ma.html"&gt;Santa Maria&lt;/A&gt;&amp;nbsp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mo.html"&gt;Santa Monica&lt;/A&gt;&amp;nbsp;</text:p>
          </table:table-cell>
          <table:table-cell/>
        </table:table-row>
        <table:table-row table:style-name="ro1">
          <table:table-cell office:value-type="string" calcext:value-type="string">
            <text:p>&lt;LI&gt; &lt;A HREF="us-caxpl.html"&gt;Santa Paul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ro.html"&gt;Santa Rosa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an.html"&gt;Sante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ar.html"&gt;Saratog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cv.html"&gt;Scotts Valle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b.html"&gt;Seal Beach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ea.html"&gt;Seaside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eb.html"&gt;Sebastopol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el.html"&gt;Selm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hf.html"&gt;Shafter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md.html"&gt;Sierra Madr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gh.html"&gt;Signal Hill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im.html"&gt;Simi Valle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lb.html"&gt;Solana Beach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ld.html"&gt;Soleda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lv.html"&gt;Solvang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sn.html"&gt;Sonom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on.html"&gt;Sonor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em.html"&gt;South El Mont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ga.html"&gt;South Gat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lt.html"&gt;South Lake Taho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ps.html"&gt;South Pasaden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sf.html"&gt;South San Francisc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tf.html"&gt;Stanfor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st.html"&gt;Stanton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sk.html"&gt;Stockton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ui.html"&gt;Suisun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sun.html"&gt;Sunnyvale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taf.html"&gt;Taft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teh.html"&gt;Tehachapi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tem.html"&gt;Temecula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tc.html"&gt;Temple City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tok.html"&gt;Thousand Oak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tor.html"&gt;Torrance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tra.html"&gt;Trac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tru.html"&gt;Trucke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tul.html"&gt;Tular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tur.html"&gt;Turlock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tus.html"&gt;Tustin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29p.html"&gt;Twentynine Palms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unc.html"&gt;Union City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upl.html"&gt;Uplan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vac.html"&gt;Vacaville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vlj.html"&gt;Vallejo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ven.html"&gt;Ventura 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vrn.html"&gt;Vernon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vv.html"&gt;Victorville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vlp.html"&gt;Villa Park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vis.html"&gt;Visali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al.html"&gt;Walnut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wc.html"&gt;Walnut Creek&lt;/A&gt;&amp;nbsp;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tf.html"&gt;Waterfor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ts.html"&gt;Watsonvill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ee.html"&gt;Wee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cv.html"&gt;West Covin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hw.html"&gt;West Hollywoo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lv.html"&gt;Westlake Villag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mn.html"&gt;Westminster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hi.html"&gt;West Sacramento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he.html"&gt;Wheatlan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hi.html"&gt;Whittier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ld.html"&gt;Wildomar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il.html"&gt;Willit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ll.html"&gt;Willow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ob.html"&gt;Woodbridge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wlk.html"&gt;Woodlak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-wo.html"&gt;Woodland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ybl.html"&gt;Yorba Lind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yre.html"&gt;Yreka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ybc.html"&gt;Yuba Ci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yuc.html"&gt;Yucaipa&lt;/A&gt; &lt;IMG border="0" src="../misc/fis_norm.gif" width="20" height="15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aycv.html"&gt;Yucca Valley&lt;/A&gt; &lt;IMG border="0" src="../misc/fis_norm.gif" width="20" height="15"&gt;&lt;/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ad.html"&gt;Adams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al.html"&gt;Alamosa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ar.html"&gt;Arapahoe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ac.html"&gt;Archuleta Count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Baca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co-be.html"&gt;Bent Count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bo.html"&gt;Boulder Count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bf.html"&gt;Broomfield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cf.html"&gt;Chaffee Count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ch.html"&gt;Cheyenne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cc.html"&gt;Clear Creek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cj.html"&gt;Conejos County&lt;/A&gt;</text:p>
          </table:table-cell>
          <table:table-cell/>
        </table:table-row>
        <table:table-row table:style-name="ro1">
          <table:table-cell office:value-type="string" calcext:value-type="string">
            <text:p>&lt;LI&gt; Costilla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co-cr.html"&gt;Crowley Count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cu.html"&gt;Custer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dl.html"&gt;Delta Count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"top"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de.html"&gt;Denver County&lt;/A&gt;</text:p>
          </table:table-cell>
          <table:table-cell/>
        </table:table-row>
        <table:table-row table:style-name="ro1">
          <table:table-cell office:value-type="string" calcext:value-type="string">
            <text:p>&lt;LI&gt; Dolores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co-do.html"&gt;Douglas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ea.html"&gt;Eagle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eb.html"&gt;Elbert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ep.html"&gt;El Paso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fr.html"&gt;Fremont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gf.html"&gt;Garfield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gp.html"&gt;Gilpin County&lt;/A&gt; &lt;img border="0" height="15" src="../misc/fis_norm.gif" width="20"&gt; </text:p>
          </table:table-cell>
          <table:table-cell/>
        </table:table-row>
        <table:table-row table:style-name="ro1">
          <table:table-cell office:value-type="string" calcext:value-type="string">
            <text:p>&lt;LI&gt; &lt;A HREF="us-co-gr.html"&gt;Grand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gu.html"&gt;Gunnison County&lt;/A&gt;</text:p>
          </table:table-cell>
          <table:table-cell/>
        </table:table-row>
        <table:table-row table:style-name="ro1">
          <table:table-cell office:value-type="string" calcext:value-type="string">
            <text:p>&lt;LI&gt; Hinsdale County</text:p>
          </table:table-cell>
          <table:table-cell/>
        </table:table-row>
        <table:table-row table:style-name="ro1">
          <table:table-cell office:value-type="string" calcext:value-type="string">
            <text:p>&lt;LI&gt; Huerfano County</text:p>
          </table:table-cell>
          <table:table-cell/>
        </table:table-row>
        <table:table-row table:style-name="ro1">
          <table:table-cell office:value-type="string" calcext:value-type="string">
            <text:p>&lt;LI&gt; Jackson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co-jf.html"&gt;Jefferso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ki.html"&gt;Kiowa County&lt;/A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"top"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kc.html"&gt;Kit Carso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lk.html"&gt;Lake County</text:p>
          </table:table-cell>
          <table:table-cell/>
        </table:table-row>
        <table:table-row table:style-name="ro1">
          <table:table-cell office:value-type="string" calcext:value-type="string">
            <text:p>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lp.html"&gt;La Plata County&lt;/A&gt;</text:p>
          </table:table-cell>
          <table:table-cell/>
        </table:table-row>
        <table:table-row table:style-name="ro1">
          <table:table-cell office:value-type="string" calcext:value-type="string">
            <text:p>&lt;img border="0" height="15" src="../misc/fis_norm.gif" width="20"&gt;&lt;LI&gt; &lt;A HREF="us-co-la.html"&gt;Larimer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ln.html"&gt;Las Animas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li.html"&gt;Lincol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lo.html"&gt;Loga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me.html"&gt;Mesa County&lt;/A&gt;</text:p>
          </table:table-cell>
          <table:table-cell/>
        </table:table-row>
        <table:table-row table:style-name="ro1">
          <table:table-cell office:value-type="string" calcext:value-type="string">
            <text:p>&lt;LI&gt; Mineral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co-mf.html"&gt;Moffat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mz.html"&gt;Montezuma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mt.html"&gt;Montrose County</text:p>
          </table:table-cell>
          <table:table-cell/>
        </table:table-row>
        <table:table-row table:style-name="ro1">
          <table:table-cell office:value-type="string" calcext:value-type="string">
            <text:p>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mo.html"&gt;Morgan County&lt;/A&gt; </text:p>
          </table:table-cell>
          <table:table-cell/>
        </table:table-row>
        <table:table-row table:style-name="ro1">
          <table:table-cell office:value-type="string" calcext:value-type="string">
            <text:p>&lt;LI&gt; &lt;A HREF="us-co-ot.html"&gt;Otero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ou.html"&gt;Ouray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pk.html"&gt;Park County&lt;/A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"top"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Phillips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co-pi.html"&gt;Pitki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pr.html"&gt;Prowers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pb.html"&gt;Pueblo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rb.html"&gt;Rio Blanco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rg.html"&gt;Rio Grande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ro.html"&gt;Routt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sa.html"&gt;Saguache County&lt;/A&gt;</text:p>
          </table:table-cell>
          <table:table-cell/>
        </table:table-row>
        <table:table-row table:style-name="ro1">
          <table:table-cell office:value-type="string" calcext:value-type="string">
            <text:p>&lt;LI&gt; San Juan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co-sm.html"&gt;San Miguel County&lt;/A&gt;</text:p>
          </table:table-cell>
          <table:table-cell/>
        </table:table-row>
        <table:table-row table:style-name="ro1">
          <table:table-cell office:value-type="string" calcext:value-type="string">
            <text:p>&lt;LI&gt; Sedgwick County</text:p>
          </table:table-cell>
          <table:table-cell/>
        </table:table-row>
        <table:table-row table:style-name="ro1">
          <table:table-cell office:value-type="string" calcext:value-type="string">
            <text:p>&lt;LI&gt; &lt;A HREF="us-co-su.html"&gt;Summit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te.html"&gt;Teller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wa.html"&gt;Washington Coun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we.html"&gt;Weld Coun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Yuma County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/TR&gt;</text:p>
          </table:table-cell>
          <table:table-cell/>
        </table:table-row>
        <table:table-row table:style-name="ro1">
          <table:table-cell office:value-type="string" calcext:value-type="string">
            <text:p>&lt;/TABLE&gt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&lt;P&gt;&lt;B&gt;&lt;I&gt;Municipal flags:&lt;/I&gt;&lt;/B&gt;&lt;BR&gt;</text:p>
          </table:table-cell>
          <table:table-cell/>
        </table:table-row>
        <table:table-row table:style-name="ro1">
          <table:table-cell office:value-type="string" calcext:value-type="string">
            <text:p>&lt;TABLE&gt;</text:p>
          </table:table-cell>
          <table:table-cell/>
        </table:table-row>
        <table:table-row table:style-name="ro1">
          <table:table-cell office:value-type="string" calcext:value-type="string">
            <text:p>&lt;TR&gt;</text:p>
          </table:table-cell>
          <table:table-cell/>
        </table:table-row>
        <table:table-row table:style-name="ro1">
          <table:table-cell office:value-type="string" calcext:value-type="string">
            <text:p>&lt;TD VALIGN="top"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agu.html"&gt;Aguilar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akr.html"&gt;Akr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ala.html"&gt;Alamosa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alm.html"&gt;Alma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ant.html"&gt;Antonito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arv.html"&gt;Arvada&lt;/A&gt;</text:p>
          </table:table-cell>
          <table:table-cell office:value-type="string" calcext:value-type="string">
            <text:p>&lt;img border="0" height="15" src="../misc/fis_norm.gif" width="20"&gt;</text:p>
          </table:table-cell>
        </table:table-row>
        <table:table-row table:style-name="ro1">
          <table:table-cell office:value-type="string" calcext:value-type="string">
            <text:p>&lt;LI&gt; &lt;A HREF="us-coasp.html"&gt;Aspen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aul.html"&gt;Ault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au.html"&gt;Aurora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avo.html"&gt;Av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as.html"&gt;Basalt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er.html"&gt;Berthoud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lh.html"&gt;Black Hawk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lr.html"&gt;Blue River&lt;/A&gt;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ou.html"&gt;Boulder&lt;/A&gt;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re.html"&gt;Breckenridg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ri.html"&gt;Brighton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ro.html"&gt;Broomfield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ru.html"&gt;Brush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va.html"&gt;Buena Vista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bur.html"&gt;Burlingt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"top"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al.html"&gt;Calha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an.html"&gt;Cañon City&lt;/A&gt; &lt;LI&gt; &lt;A HREF="us-cocar.html"&gt;Carbondal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pn.html"&gt;Castle Pines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rk.html"&gt;Castle Rock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en.html"&gt;Centennial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nt.html"&gt;Central Cit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hv.html"&gt;Cherry Hills Villag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flu.html"&gt;Cheyenne Wells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br.html"&gt;Collbran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cs.html"&gt;Colorado Springs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om.html"&gt;Commerce City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rg.html"&gt;Craig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crb.html"&gt;Crested Butt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dac.html"&gt;Dacono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dno.html"&gt;Del Nort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dv.html"&gt;Denver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dur.html"&gt;Durango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eag.html"&gt;Eagl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ew.html"&gt;Edgewater&lt;/A&gt; </text:p>
          </table:table-cell>
          <table:table-cell office:value-type="string" calcext:value-type="string">
            <text:p>&lt;img border="0" height="15" src="../misc/fis_norm.gif" width="20"&gt;</text:p>
          </table:table-cell>
        </table:table-row>
        <table:table-row table:style-name="ro1">
          <table:table-cell office:value-type="string" calcext:value-type="string">
            <text:p>&lt;LI&gt; &lt;A HREF="us-coelz.html"&gt;Elizabeth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eri.html"&gt;Eri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esp.html"&gt;Estes Park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eva.html"&gt;Evans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fdh.html"&gt;Federal Heights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fco.html"&gt;Fort Collins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flu.html"&gt;Fort Lupto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fmo.html"&gt;Fort Morgan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fow.html"&gt;Fowler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fri.html"&gt;Frisco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fru.html"&gt;Fruita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"top"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geo.html"&gt;Georgetown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gld.html"&gt;Glendale&lt;img border="0" height="15" src="../misc/fis_nofl.gif" width="20"&gt;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gws.html"&gt;Glenwood Springs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gol.html"&gt;Golden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grj.html"&gt;Grand Juncti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gre.html"&gt;Greele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grv.html"&gt;Greenwood Villag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gun.html"&gt;Gunnis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gyp.html"&gt;Gypsum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hay.html"&gt;Hayde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hud.html"&gt;Huds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ids.html"&gt;Idaho Springs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joh.html"&gt;Johnstow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ker.html"&gt;Kersey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kre.html"&gt;Kremmling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lfy.html"&gt;Lafayett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lju.html"&gt;La Junta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lkw.html"&gt;Lakewoo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las.html"&gt;LaSalle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lan.html"&gt;Las Animas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lvl.html"&gt;Leadville&lt;/A&gt; &lt;img border="0" height="15" src="../misc/fis_norm.gif" width="20"&gt; </text:p>
          </table:table-cell>
          <table:table-cell/>
        </table:table-row>
        <table:table-row table:style-name="ro1">
          <table:table-cell office:value-type="string" calcext:value-type="string">
            <text:p>&lt;LI&gt; &lt;A HREF="us-colim.html"&gt;Lim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lit.html"&gt;Littleto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lnt.html"&gt;Lone Tree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lon.html"&gt;Longmont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lou.html"&gt;Louisvill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-ll.html"&gt;Loveland&lt;/A&gt; &lt;img border="0" height="15" src="../misc/fis_norm.gif" width="20"&gt; </text:p>
          </table:table-cell>
          <table:table-cell/>
        </table:table-row>
        <table:table-row table:style-name="ro1">
          <table:table-cell office:value-type="string" calcext:value-type="string">
            <text:p>&lt;/UL&gt;</text:p>
          </table:table-cell>
          <table:table-cell/>
        </table:table-row>
        <table:table-row table:style-name="ro1">
          <table:table-cell office:value-type="string" calcext:value-type="string">
            <text:p>&lt;/TD&gt;</text:p>
          </table:table-cell>
          <table:table-cell/>
        </table:table-row>
        <table:table-row table:style-name="ro1">
          <table:table-cell office:value-type="string" calcext:value-type="string">
            <text:p>&lt;TD VALIGN="top"&gt;</text:p>
          </table:table-cell>
          <table:table-cell/>
        </table:table-row>
        <table:table-row table:style-name="ro1">
          <table:table-cell office:value-type="string" calcext:value-type="string">
            <text:p>&lt;UL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man.html"&gt;Mancos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mns.html"&gt;Manitou Springs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mee.html"&gt;Meeker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min.html"&gt;Minturn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mtr.html"&gt;Montrose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mvi.html"&gt;Monte Vista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mvl.html"&gt;Mountain Villag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ned.html"&gt;Nederland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ngl.html"&gt;Northglenn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our.html"&gt;Ouray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pal.html"&gt;Palisade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pao.html"&gt;Paonia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par.html"&gt;Parachute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pkr.html"&gt;Parker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pla.html"&gt;Platteville&lt;/A&gt; &lt;img src="../misc/fis_nofl.gif" border=0 height=15 width=20&gt;&amp;nbsp;</text:p>
          </table:table-cell>
          <table:table-cell/>
        </table:table-row>
        <table:table-row table:style-name="ro1">
          <table:table-cell office:value-type="string" calcext:value-type="string">
            <text:p>&lt;LI&gt; &lt;A HREF="us-copue.html"&gt;Pueblo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pbw.html"&gt;Pueblo West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rif.html"&gt;Rifle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rkf.html"&gt;Rocky Ford&lt;/A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sal.html"&gt;Salida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she.html"&gt;Sheridan&lt;/A&gt; &lt;img border="0" height="15" src="../misc/fis_nofl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sbs.html"&gt;Steamboat Springs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ste.html"&gt;Sterling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sup.html"&gt;Superior&lt;/A&gt; &lt;img src="../misc/fis_norm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tho.html"&gt;Thornton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vai.html"&gt;Vail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vic.html"&gt;Victor&lt;/A&gt; &lt;img src="../misc/fis_nofl.gif" border=0 height=15 width=20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wmn.html"&gt;Westminster&lt;/A&gt; &lt;img border="0" height="15" src="../misc/fis_norm.gif" width="20"&gt;</text:p>
          </table:table-cell>
          <table:table-cell/>
        </table:table-row>
        <table:table-row table:style-name="ro1">
          <table:table-cell office:value-type="string" calcext:value-type="string">
            <text:p>&lt;LI&gt; &lt;A HREF="us-cowhr.html"&gt;Wheat Ridge&lt;/A&gt;</text:p>
          </table:table-cell>
          <table:table-cell office:value-type="string" calcext:value-type="string">
            <text:p>&lt;img border="0" height="15" src="../misc/fis_norm.gif" width="20"&gt;</text:p>
          </table:table-cell>
        </table:table-row>
        <table:table-row table:style-name="ro1">
          <table:table-cell office:value-type="string" calcext:value-type="string">
            <text:p>&lt;LI&gt; &lt;A HREF="us-cowdp.html"&gt;Woodland Park&lt;/A&gt; &lt;img border="0" height="15" src="../misc/fis_nofl.gif" width="20"&gt;</text:p>
          </table:table-cell>
          <table:table-cell/>
        </table:table-row>
      </table:table>
      <table:table table:name="AK" table:style-name="ta1">
        <table:table-column table:style-name="co3" table:default-cell-style-name="Default"/>
        <table:table-row table:style-name="ro1">
          <table:table-cell/>
        </table:table-row>
      </table:table>
      <table:table table:name="AZ" table:style-name="ta1">
        <table:table-column table:style-name="co3" table:number-columns-repeated="4" table:default-cell-style-name="Default"/>
        <table:table-row table:style-name="ro1" table:number-rows-repeated="50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&lt;/UL&gt;</text:p>
          </table:table-cell>
        </table:table-row>
      </table:table>
      <table:table table:name="AR" table:style-name="ta1">
        <table:table-column table:style-name="co3" table:default-cell-style-name="Default"/>
        <table:table-row table:style-name="ro1">
          <table:table-cell/>
        </table:table-row>
      </table:table>
      <table:table table:name="CA" table:style-name="ta1">
        <table:table-column table:style-name="co3" table:default-cell-style-name="Default"/>
        <table:table-row table:style-name="ro1">
          <table:table-cell/>
        </table:table-row>
      </table:table>
      <table:table table:name="CO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AL.A1:AL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22:11:08.015917429</meta:creation-date>
    <dc:date>2021-05-27T10:35:14.886816548</dc:date>
    <meta:editing-duration>PT12H3M36S</meta:editing-duration>
    <meta:editing-cycles>1</meta:editing-cycles>
    <meta:document-statistic meta:table-count="6" meta:cell-count="1492" meta:object-count="0"/>
    <meta:generator>LibreOffice/6.4.6.2$Linux_X86_64 LibreOffice_project/40$Build-2</meta:generator>
  </office:meta>
</office:document-meta>
</file>